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23cm" fo:min-width="1.95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38cm" fo:min-width="3.94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97cm" fo:min-width="1.74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46cm" fo:min-width="2.42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097cm" fo:min-width="1.9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097cm" fo:min-width="1.521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97cm" fo:min-width="3.31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097cm" fo:min-width="2.869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546cm" fo:min-width="2.868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873cm" fo:min-width="1.745cm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771cm" fo:min-width="2.643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322cm" fo:min-width="2.419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338cm" fo:min-width="4.58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546cm" fo:min-width="2.194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46cm" fo:min-width="1.745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21.339cm" fo:min-width="29.663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656cm" fo:min-width="3.945cm"/>
      <style:paragraph-properties style:writing-mode="lr-tb"/>
    </style:style>
    <style:style style:name="gr20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097cm" fo:min-width="2.42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772cm" fo:min-width="1.745cm"/>
      <style:paragraph-properties style:writing-mode="lr-tb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5.147cm" fo:min-width="13.788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7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703cm" fo:min-width="0.453cm"/>
      <style:paragraph-properties style:writing-mode="lr-tb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112cm" fo:min-width="1.542cm"/>
      <style:paragraph-properties style:writing-mode="lr-tb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338cm" fo:min-width="1.882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972cm" fo:min-width="4.58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.862cm" fo:min-width="1.088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2cm" fo:min-width="1.723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1.02cm" fo:min-width="1.088cm"/>
      <style:paragraph-properties style:writing-mode="lr-tb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702cm" fo:min-width="0.453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336cm" fo:min-width="1.406cm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973cm" fo:min-width="2.834cm"/>
    </style:style>
    <style:style style:name="gr36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  <style:paragraph-properties style:writing-mode="lr-tb"/>
    </style:style>
    <style:style style:name="gr37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2.359cm"/>
      <style:paragraph-properties style:writing-mode="lr-tb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338cm" fo:min-width="1.723cm"/>
    </style:style>
    <style:style style:name="gr39" style:family="graphic" style:parent-style-name="standard" style:list-style-name="L1">
      <style:graphic-properties draw:fill-color="#ffffff" draw:textarea-horizontal-align="justify" draw:textarea-vertical-align="middle" draw:auto-grow-height="false" fo:min-height="1.112cm" fo:min-width="1.406cm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5cm" fo:min-width="9.97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style:paragraph-properties fo:text-align="end" style:writing-mode="lr-tb"/>
      <style:text-properties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  <style:text-properties fo:font-size="20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00a933" loext:opacity="100%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ff0000" loext:opacity="100%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2.452cm" svg:y1="9.45cm" svg:x2="102.452cm" svg:y2="12.625cm">
          <text:p/>
        </draw:line>
        <draw:line draw:style-name="gr1" draw:text-style-name="P1" draw:layer="layout" svg:x1="102.552cm" svg:y1="9.433cm" svg:x2="102.552cm" svg:y2="12.608cm">
          <text:p/>
        </draw:line>
        <draw:line draw:style-name="gr1" draw:text-style-name="P1" draw:layer="layout" svg:x1="102.335cm" svg:y1="4.387cm" svg:x2="102.335cm" svg:y2="7.562cm">
          <text:p/>
        </draw:line>
        <draw:line draw:style-name="gr1" draw:text-style-name="P1" draw:layer="layout" svg:x1="102.435cm" svg:y1="4.37cm" svg:x2="102.435cm" svg:y2="7.545cm">
          <text:p/>
        </draw:line>
        <draw:custom-shape draw:style-name="gr2" draw:text-style-name="P2" draw:layer="layout" svg:width="3.475cm" svg:height="2.223cm" svg:x="4.857cm" svg:y="1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4.444cm" svg:height="1.588cm" svg:x="9.821cm" svg:y="13.424cm">
          <text:p text:style-name="P3">Customer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4.444cm" svg:height="1.588cm" svg:x="45.768cm" svg:y="63.229cm">
          <text:p text:style-name="P3">Ticket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175cm" svg:height="1.905cm" svg:x="5.692cm" svg:y="5.17cm">
          <text:p text:style-name="P3">Name &amp;</text:p>
          <text:p text:style-name="P3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3.175cm" svg:height="1.905cm" svg:x="9.185cm" svg:y="4.852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3.175cm" svg:height="1.905cm" svg:x="12.677cm" svg:y="4.535cm">
          <text:p text:style-name="P3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1" draw:id="id11" draw:layer="layout" svg:width="3.175cm" svg:height="1.905cm" svg:x="3.47cm" svg:y="7.075cm">
          <text:p text:style-name="P3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" draw:id="id8" draw:layer="layout" svg:width="3.175cm" svg:height="1.905cm" svg:x="2.835cm" svg:y="9.615cm">
          <text:p text:style-name="P3">Phone</text:p>
          <text:p text:style-name="P3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3.175cm" svg:height="1.905cm" svg:x="3.787cm" svg:y="23.267cm">
          <text:p text:style-name="P3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" draw:id="id14" draw:layer="layout" svg:width="4.128cm" svg:height="2.54cm" svg:x="16.169cm" svg:y="4.852cm">
          <text:p text:style-name="P3">Registration</text:p>
          <text:p text:style-name="P3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3.175cm" svg:height="1.905cm" svg:x="5.057cm" svg:y="16.917cm">
          <text:p text:style-name="P3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175cm" svg:height="1.905cm" svg:x="10.137cm" svg:y="21.68cm">
          <text:p text:style-name="P3">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" draw:id="id15" draw:layer="layout" svg:width="3.175cm" svg:height="1.905cm" svg:x="2.2cm" svg:y="12.472cm">
          <text:p text:style-name="P3">Attemps</text:p>
          <text:p text:style-name="P3">To 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175cm" svg:height="1.905cm" svg:x="8.232cm" svg:y="23.585cm">
          <text:p text:style-name="P3">alle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175cm" svg:height="1.905cm" svg:x="6.01cm" svg:y="21.997cm">
          <text:p text:style-name="P3">Postal</text:p>
          <text:p text:style-name="P3">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3.175cm" svg:height="1.905cm" svg:x="12.36cm" svg:y="23.267cm">
          <text:p text:style-name="P3">pl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3.175cm" svg:height="1.905cm" svg:x="2.2cm" svg:y="21.362cm">
          <text:p text:style-name="P3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.788cm" svg:y1="21.362cm" svg:x2="5.057cm" svg:y2="17.87cm" draw:start-shape="id1" draw:start-glue-point="4" draw:end-shape="id2" draw:end-glue-point="6" svg:d="M3788 21362v-3492h1269" svg:viewBox="0 0 1270 3493">
          <text:p/>
        </draw:connector>
        <draw:connector draw:style-name="gr6" draw:text-style-name="P4" draw:layer="layout" svg:x1="9.82cm" svg:y1="23.585cm" svg:x2="6.645cm" svg:y2="18.822cm" draw:start-shape="id3" draw:start-glue-point="4" draw:end-shape="id2" draw:end-glue-point="8" svg:d="M9820 23585v-2382h-3175v-2381" svg:viewBox="0 0 3176 4764">
          <text:p/>
        </draw:connector>
        <draw:connector draw:style-name="gr6" draw:text-style-name="P4" draw:layer="layout" svg:x1="13.948cm" svg:y1="23.267cm" svg:x2="8.232cm" svg:y2="17.87cm" draw:start-shape="id4" draw:start-glue-point="4" draw:end-shape="id2" draw:end-glue-point="10" svg:d="M13948 23267v-5397h-5716" svg:viewBox="0 0 5717 5398">
          <text:p/>
        </draw:connector>
        <draw:connector draw:style-name="gr6" draw:text-style-name="P4" draw:layer="layout" svg:x1="12.847cm" svg:y1="21.959cm" svg:x2="7.767cm" svg:y2="18.543cm" draw:start-shape="id5" draw:start-glue-point="11" draw:end-shape="id2" draw:end-glue-point="9" svg:d="M12847 21959v-1708h-5080v-1708" svg:viewBox="0 0 5081 3417">
          <text:p/>
        </draw:connector>
        <draw:connector draw:style-name="gr6" draw:text-style-name="P4" draw:layer="layout" svg:x1="7.598cm" svg:y1="21.997cm" svg:x2="5.522cm" svg:y2="18.543cm" draw:start-shape="id6" draw:start-glue-point="4" draw:end-shape="id2" draw:end-glue-point="7" svg:d="M7598 21997v-1588h-2076v-1866" svg:viewBox="0 0 2077 3455">
          <text:p/>
        </draw:connector>
        <draw:connector draw:style-name="gr6" draw:text-style-name="P4" draw:layer="layout" svg:x1="5.374cm" svg:y1="23.267cm" svg:x2="6.645cm" svg:y2="18.822cm" draw:start-shape="id7" draw:end-shape="id2" draw:end-glue-point="8" svg:d="M5374 23267v-2223h1271v-2222" svg:viewBox="0 0 1272 4446">
          <text:p/>
        </draw:connector>
        <draw:connector draw:style-name="gr6" draw:text-style-name="P4" draw:layer="layout" svg:x1="6.01cm" svg:y1="10.568cm" svg:x2="9.821cm" svg:y2="14.218cm" draw:start-shape="id8" draw:start-glue-point="10" draw:end-shape="id9" draw:end-glue-point="3" svg:d="M6010 10568h1906v3650h1905" svg:viewBox="0 0 3812 3651">
          <text:p/>
        </draw:connector>
        <draw:connector draw:style-name="gr6" draw:text-style-name="P4" draw:layer="layout" svg:x1="7.279cm" svg:y1="7.075cm" svg:x2="12.043cm" svg:y2="13.424cm" draw:start-shape="id10" draw:end-shape="id9" draw:end-glue-point="0" svg:d="M7279 7075v3175h4764v3174" svg:viewBox="0 0 4765 6350">
          <text:p/>
        </draw:connector>
        <draw:connector draw:style-name="gr6" draw:text-style-name="P4" draw:layer="layout" svg:x1="6.18cm" svg:y1="8.701cm" svg:x2="9.821cm" svg:y2="14.218cm" draw:start-shape="id11" draw:start-glue-point="9" draw:end-shape="id9" draw:end-glue-point="3" svg:d="M6180 8701v5517h3641" svg:viewBox="0 0 3642 5518">
          <text:p/>
        </draw:connector>
        <draw:connector draw:style-name="gr6" draw:text-style-name="P4" draw:layer="layout" svg:x1="10.773cm" svg:y1="6.757cm" svg:x2="12.043cm" svg:y2="13.424cm" draw:start-shape="id12" draw:start-glue-point="8" draw:end-shape="id9" svg:d="M10773 6757v3334h1270v3333" svg:viewBox="0 0 1271 6668">
          <text:p/>
        </draw:connector>
        <draw:connector draw:style-name="gr6" draw:text-style-name="P4" draw:layer="layout" svg:x1="14.265cm" svg:y1="6.44cm" svg:x2="12.043cm" svg:y2="13.424cm" draw:start-shape="id13" draw:start-glue-point="8" draw:end-shape="id9" draw:end-glue-point="0" svg:d="M14265 6440v3492h-2222v3492" svg:viewBox="0 0 2223 6985">
          <text:p/>
        </draw:connector>
        <draw:connector draw:style-name="gr6" draw:text-style-name="P4" draw:layer="layout" svg:x1="18.233cm" svg:y1="7.392cm" svg:x2="12.043cm" svg:y2="13.424cm" draw:start-shape="id14" draw:start-glue-point="8" draw:end-shape="id9" draw:end-glue-point="0" svg:d="M18233 7392v3017h-6190v3015" svg:viewBox="0 0 6191 6033">
          <text:p/>
        </draw:connector>
        <draw:connector draw:style-name="gr6" draw:text-style-name="P4" draw:layer="layout" svg:x1="5.375cm" svg:y1="13.425cm" svg:x2="9.821cm" svg:y2="14.218cm" draw:start-shape="id15" draw:start-glue-point="10" draw:end-shape="id9" draw:end-glue-point="3" svg:d="M5375 13425h2223v793h2223" svg:viewBox="0 0 4447 794">
          <text:p/>
        </draw:connector>
        <draw:connector draw:style-name="gr6" draw:text-style-name="P4" draw:layer="layout" svg:x1="6.645cm" svg:y1="16.917cm" svg:x2="12.043cm" svg:y2="15.012cm" draw:start-shape="id2" draw:start-glue-point="4" draw:end-shape="id9" draw:end-glue-point="2" svg:d="M6645 16917v-953h5398v-952" svg:viewBox="0 0 5399 1906">
          <text:p/>
        </draw:connector>
        <draw:custom-shape draw:style-name="gr4" draw:text-style-name="P2" xml:id="id18" draw:id="id18" draw:layer="layout" svg:width="3.175cm" svg:height="1.905cm" svg:x="40.37cm" svg:y="65.134cm">
          <text:p text:style-name="P3">su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" draw:id="id16" draw:layer="layout" svg:width="3.175cm" svg:height="1.905cm" svg:x="39.735cm" svg:y="61.959cm">
          <text:p text:style-name="P3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3.175cm" svg:height="1.905cm" svg:x="50.212cm" svg:y="60.054cm">
          <text:p text:style-name="P3">Name</text:p>
          <text:p text:style-name="P3">fam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2.91cm" svg:y1="62.912cm" svg:x2="45.768cm" svg:y2="64.023cm" draw:start-shape="id16" draw:start-glue-point="10" draw:end-shape="id17" svg:d="M42910 62912h1429v1111h1429" svg:viewBox="0 0 2859 1112">
          <text:p/>
        </draw:connector>
        <draw:connector draw:style-name="gr6" draw:text-style-name="P4" draw:layer="layout" svg:x1="43.545cm" svg:y1="66.087cm" svg:x2="47.99cm" svg:y2="64.817cm" draw:start-shape="id18" draw:start-glue-point="10" draw:end-shape="id17" draw:end-glue-point="2" svg:d="M43545 66087h4445v-1270" svg:viewBox="0 0 4446 1271">
          <text:p/>
        </draw:connector>
        <draw:connector draw:style-name="gr6" draw:text-style-name="P4" draw:layer="layout" svg:x1="51.799cm" svg:y1="61.959cm" svg:x2="47.99cm" svg:y2="63.229cm" draw:start-shape="id19" draw:start-glue-point="2" draw:end-shape="id17" svg:d="M51799 61959v635h-3809v635" svg:viewBox="0 0 3810 1271">
          <text:p/>
        </draw:connector>
        <draw:custom-shape draw:style-name="gr7" draw:text-style-name="P2" xml:id="id20" draw:id="id20" draw:layer="layout" svg:width="3.492cm" svg:height="1.905cm" svg:x="42.593cm" svg:y="67.992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3.175cm" svg:height="1.905cm" svg:x="46.72cm" svg:y="67.992cm">
          <text:p text:style-name="P3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4.339cm" svg:y1="67.992cm" svg:x2="47.99cm" svg:y2="64.817cm" draw:start-shape="id20" draw:start-glue-point="4" draw:end-shape="id17" draw:end-glue-point="2" svg:d="M44339 67992v-1588h3651v-1587" svg:viewBox="0 0 3652 3176">
          <text:p/>
        </draw:connector>
        <draw:connector draw:style-name="gr6" draw:text-style-name="P4" draw:layer="layout" svg:x1="48.307cm" svg:y1="67.992cm" svg:x2="47.99cm" svg:y2="64.817cm" draw:start-shape="id21" draw:end-shape="id17" draw:end-glue-point="2" svg:d="M48307 67992v-1588h-317v-1587" svg:viewBox="0 0 318 3176">
          <text:p/>
        </draw:connector>
        <draw:custom-shape draw:style-name="gr3" draw:text-style-name="P2" xml:id="id23" draw:id="id23" draw:layer="layout" svg:width="4.444cm" svg:height="1.588cm" svg:x="6.397cm" svg:y="34.654cm">
          <text:p text:style-name="P5"><text:span text:style-name="T1">Order item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3.175cm" svg:height="1.905cm" svg:x="12.112cm" svg:y="36.242cm">
          <text:p text:style-name="P3">Order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" draw:id="id24" draw:layer="layout" svg:width="3.175cm" svg:height="1.905cm" svg:x="10.842cm" svg:y="32.432cm">
          <text:p text:style-name="P3">produc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" draw:id="id22" draw:layer="layout" svg:width="3.175cm" svg:height="1.905cm" svg:x="7.032cm" svg:y="31.162cm">
          <text:p text:style-name="P3">Product</text:p>
          <text:p text:style-name="P3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6" draw:id="id26" draw:layer="layout" svg:width="2.857cm" svg:height="1.905cm" svg:x="7.032cm" svg:y="37.512cm">
          <text:p text:style-name="P3">product </text:p>
          <text:p text:style-name="P3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8.619cm" svg:y1="33.067cm" svg:x2="8.619cm" svg:y2="34.654cm" draw:start-shape="id22" draw:end-shape="id23" svg:d="M8619 33067v1587" svg:viewBox="0 0 1 1588">
          <text:p/>
        </draw:connector>
        <draw:connector draw:style-name="gr6" draw:text-style-name="P4" draw:layer="layout" svg:x1="12.429cm" svg:y1="34.337cm" svg:x2="10.841cm" svg:y2="35.448cm" draw:start-shape="id24" draw:end-shape="id23" svg:d="M12429 34337v1111h-1588" svg:viewBox="0 0 1589 1112">
          <text:p/>
        </draw:connector>
        <draw:connector draw:style-name="gr6" draw:text-style-name="P4" draw:layer="layout" svg:x1="12.112cm" svg:y1="37.194cm" svg:x2="10.841cm" svg:y2="35.448cm" draw:start-shape="id25" draw:start-glue-point="3" draw:end-shape="id23" svg:d="M12112 37194h-636v-1746h-635" svg:viewBox="0 0 1272 1747">
          <text:p/>
        </draw:connector>
        <draw:connector draw:style-name="gr6" draw:text-style-name="P4" draw:layer="layout" svg:x1="8.46cm" svg:y1="37.512cm" svg:x2="8.619cm" svg:y2="36.242cm" draw:start-shape="id26" draw:start-glue-point="0" draw:end-shape="id23" svg:d="M8460 37512v-635h159v-635" svg:viewBox="0 0 160 1271">
          <text:p/>
        </draw:connector>
        <draw:custom-shape draw:style-name="gr3" draw:text-style-name="P2" xml:id="id28" draw:id="id28" draw:layer="layout" svg:width="4.444cm" svg:height="1.588cm" svg:x="8.621cm" svg:y="47.085cm">
          <text:p text:style-name="P3">Cart List</text:p>
          <draw:enhanced-geometry svg:viewBox="0 0 21600 21600" draw:type="rectangle" draw:enhanced-path="M 0 0 L 21600 0 21600 21600 0 21600 0 0 Z N"/>
        </draw:custom-shape>
        <draw:custom-shape draw:style-name="gr4" draw:text-style-name="P2" xml:id="id27" draw:id="id27" draw:layer="layout" svg:width="3.175cm" svg:height="1.905cm" svg:x="9.255cm" svg:y="43.91cm">
          <text:p text:style-name="P3">Product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3.175cm" svg:height="1.905cm" svg:x="14.97cm" svg:y="46.45cm">
          <text:p text:style-name="P3">Customer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0" draw:id="id30" draw:layer="layout" svg:width="3.175cm" svg:height="1.905cm" svg:x="10.843cm" svg:y="50.578cm">
          <text:p text:style-name="P3">Product</text:p>
          <text:p text:style-name="P3">amou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0.842cm" svg:y1="45.815cm" svg:x2="10.843cm" svg:y2="47.085cm" draw:start-shape="id27" draw:end-shape="id28" draw:end-glue-point="0" svg:d="M10842 45815v635h1v635" svg:viewBox="0 0 2 1271">
          <text:p/>
        </draw:connector>
        <draw:connector draw:style-name="gr6" draw:text-style-name="P4" draw:layer="layout" svg:x1="14.97cm" svg:y1="47.402cm" svg:x2="13.065cm" svg:y2="47.879cm" draw:start-shape="id29" draw:end-shape="id28" svg:d="M14970 47402h-953v477h-952" svg:viewBox="0 0 1906 478">
          <text:p/>
        </draw:connector>
        <draw:connector draw:style-name="gr6" draw:text-style-name="P4" draw:layer="layout" svg:x1="12.43cm" svg:y1="50.578cm" svg:x2="10.843cm" svg:y2="48.673cm" draw:start-shape="id30" draw:start-glue-point="0" draw:end-shape="id28" svg:d="M12430 50578v-953h-1587v-952" svg:viewBox="0 0 1588 1906">
          <text:p/>
        </draw:connector>
        <draw:custom-shape draw:style-name="gr3" draw:text-style-name="P2" xml:id="id32" draw:id="id32" draw:layer="layout" svg:width="4.444cm" svg:height="1.588cm" svg:x="52.117cm" svg:y="50.212cm">
          <text:p text:style-name="P3">Admin</text:p>
          <draw:enhanced-geometry svg:viewBox="0 0 21600 21600" draw:type="rectangle" draw:enhanced-path="M 0 0 L 21600 0 21600 21600 0 21600 0 0 Z N"/>
        </draw:custom-shape>
        <draw:custom-shape draw:style-name="gr4" draw:text-style-name="P2" xml:id="id35" draw:id="id35" draw:layer="layout" svg:width="3.175cm" svg:height="1.905cm" svg:x="57.832cm" svg:y="48.943cm">
          <text:p text:style-name="P3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6" draw:id="id36" draw:layer="layout" svg:width="3.175cm" svg:height="1.905cm" svg:x="56.245cm" svg:y="52.753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1" draw:id="id31" draw:layer="layout" svg:width="5.398cm" svg:height="1.905cm" svg:x="51.8cm" svg:y="45.45cm">
          <text:p text:style-name="P3">First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33" draw:id="id33" draw:layer="layout" svg:width="5.398cm" svg:height="1.905cm" svg:x="45.45cm" svg:y="46.403cm">
          <text:p text:style-name="P3">Secon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34" draw:id="id34" draw:layer="layout" svg:width="4.763cm" svg:height="1.905cm" svg:x="45.767cm" svg:y="49.895cm">
          <text:p text:style-name="P3">Third 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4.499cm" svg:y1="47.355cm" svg:x2="54.339cm" svg:y2="50.212cm" draw:start-shape="id31" draw:end-shape="id32" svg:d="M54499 47355v1429h-160v1428" svg:viewBox="0 0 161 2858">
          <text:p/>
        </draw:connector>
        <draw:connector draw:style-name="gr6" draw:text-style-name="P4" draw:layer="layout" svg:x1="50.848cm" svg:y1="47.355cm" svg:x2="52.117cm" svg:y2="51.006cm" draw:start-shape="id33" draw:end-shape="id32" svg:d="M50848 47355h635v3651h634" svg:viewBox="0 0 1270 3652">
          <text:p/>
        </draw:connector>
        <draw:connector draw:style-name="gr6" draw:text-style-name="P4" draw:layer="layout" svg:x1="50.53cm" svg:y1="50.847cm" svg:x2="52.117cm" svg:y2="51.006cm" draw:start-shape="id34" draw:end-shape="id32" svg:d="M50530 50847h794v159h793" svg:viewBox="0 0 1588 160">
          <text:p/>
        </draw:connector>
        <draw:connector draw:style-name="gr6" draw:text-style-name="P4" draw:layer="layout" svg:x1="58.297cm" svg:y1="49.222cm" svg:x2="54.339cm" svg:y2="50.212cm" draw:start-shape="id35" draw:start-glue-point="5" draw:end-shape="id32" svg:d="M58297 49222v-781h-3958v1771" svg:viewBox="0 0 3959 1772">
          <text:p/>
        </draw:connector>
        <draw:connector draw:style-name="gr6" draw:text-style-name="P4" draw:layer="layout" svg:x1="57.832cm" svg:y1="52.753cm" svg:x2="56.561cm" svg:y2="51.006cm" draw:start-shape="id36" draw:end-shape="id32" svg:d="M57832 52753v-1747h-1271" svg:viewBox="0 0 1272 1748">
          <text:p/>
        </draw:connector>
        <draw:custom-shape draw:style-name="gr4" draw:text-style-name="P2" xml:id="id37" draw:id="id37" draw:layer="layout" svg:width="3.175cm" svg:height="1.905cm" svg:x="51.482cm" svg:y="53.07cm">
          <text:p text:style-name="P3">Attemps to</text:p>
          <text:p text:style-name="P3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4.339cm" svg:y1="51.8cm" svg:x2="53.069cm" svg:y2="53.07cm" draw:start-shape="id32" draw:end-shape="id37" draw:end-glue-point="0" svg:d="M54339 51800v635h-1270v635" svg:viewBox="0 0 1271 1271">
          <text:p/>
        </draw:connector>
        <draw:custom-shape draw:style-name="gr3" draw:text-style-name="P2" xml:id="id39" draw:id="id39" draw:layer="layout" svg:width="4.444cm" svg:height="1.588cm" svg:x="30.527cm" svg:y="54.657cm">
          <text:p text:style-name="P3">Comment </text:p>
          <text:p text:style-name="P3">verified</text:p>
          <draw:enhanced-geometry svg:viewBox="0 0 21600 21600" draw:type="rectangle" draw:enhanced-path="M 0 0 L 21600 0 21600 21600 0 21600 0 0 Z N"/>
        </draw:custom-shape>
        <draw:custom-shape draw:style-name="gr4" draw:text-style-name="P2" xml:id="id41" draw:id="id41" draw:layer="layout" svg:width="3.175cm" svg:height="1.905cm" svg:x="31.162cm" svg:y="59.102cm"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2" draw:id="id42" draw:layer="layout" svg:width="3.175cm" svg:height="1.905cm" svg:x="35.607cm" svg:y="57.515cm">
          <text:p text:style-name="P3">Customer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0" draw:id="id40" draw:layer="layout" svg:width="3.175cm" svg:height="1.905cm" svg:x="26.4cm" svg:y="52.117cm">
          <text:p text:style-name="P3">product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75cm" svg:height="1.905cm" svg:x="25.765cm" svg:y="57.832cm">
          <text:p text:style-name="P3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8" draw:id="id38" draw:layer="layout" svg:width="3.175cm" svg:height="1.905cm" svg:x="25.765cm" svg:y="57.832cm">
          <text:p text:style-name="P3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3" draw:id="id43" draw:layer="layout" svg:width="3.175cm" svg:height="1.905cm" svg:x="34.02cm" svg:y="49.895cm">
          <text:p text:style-name="P3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8.94cm" svg:y1="58.784cm" svg:x2="30.527cm" svg:y2="55.451cm" draw:start-shape="id38" draw:end-shape="id39" svg:d="M28940 58784h794v-3333h793" svg:viewBox="0 0 1588 3334">
          <text:p/>
        </draw:connector>
        <draw:connector draw:style-name="gr6" draw:text-style-name="P4" draw:layer="layout" svg:x1="27.987cm" svg:y1="54.022cm" svg:x2="30.527cm" svg:y2="55.451cm" draw:start-shape="id40" draw:end-shape="id39" draw:end-glue-point="3" svg:d="M27987 54022v1429h2540" svg:viewBox="0 0 2541 1430">
          <text:p/>
        </draw:connector>
        <draw:connector draw:style-name="gr6" draw:text-style-name="P4" draw:layer="layout" svg:x1="32.749cm" svg:y1="59.102cm" svg:x2="32.749cm" svg:y2="56.245cm" draw:start-shape="id41" draw:end-shape="id39" svg:d="M32749 59102v-2857" svg:viewBox="0 0 1 2858">
          <text:p/>
        </draw:connector>
        <draw:connector draw:style-name="gr6" draw:text-style-name="P4" draw:layer="layout" svg:x1="37.194cm" svg:y1="57.515cm" svg:x2="32.749cm" svg:y2="56.245cm" draw:start-shape="id42" draw:end-shape="id39" svg:d="M37194 57515v-635h-4445v-635" svg:viewBox="0 0 4446 1271">
          <text:p/>
        </draw:connector>
        <draw:connector draw:style-name="gr6" draw:text-style-name="P4" draw:layer="layout" svg:x1="35.607cm" svg:y1="51.8cm" svg:x2="32.749cm" svg:y2="54.657cm" draw:start-shape="id43" draw:end-shape="id39" svg:d="M35607 51800v1429h-2858v1428" svg:viewBox="0 0 2859 2858">
          <text:p/>
        </draw:connector>
        <draw:custom-shape draw:style-name="gr4" draw:text-style-name="P2" xml:id="id44" draw:id="id44" draw:layer="layout" svg:width="3.175cm" svg:height="1.905cm" svg:x="44.497cm" svg:y="59.102cm">
          <text:p text:style-name="P3">main</text:p>
          <text:p text:style-name="P3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6.085cm" svg:y1="61.007cm" svg:x2="47.99cm" svg:y2="63.229cm" draw:start-shape="id44" draw:start-glue-point="8" draw:end-shape="id17" draw:end-glue-point="0" svg:d="M46085 61007v1111h1905v1111" svg:viewBox="0 0 1906 2223">
          <text:p/>
        </draw:connector>
        <draw:custom-shape draw:style-name="gr4" draw:text-style-name="P2" xml:id="id45" draw:id="id45" draw:layer="layout" svg:width="3.175cm" svg:height="1.905cm" svg:x="37.512cm" svg:y="53.387cm">
          <text:p text:style-name="P3">Status</text:p>
          <text:p text:style-name="P3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4.971cm" svg:y1="55.451cm" svg:x2="37.512cm" svg:y2="54.339cm" draw:start-shape="id39" draw:end-shape="id45" svg:d="M34971 55451h1270v-1112h1271" svg:viewBox="0 0 2542 1113">
          <text:p/>
        </draw:connector>
        <draw:custom-shape draw:style-name="gr4" draw:text-style-name="P2" xml:id="id46" draw:id="id46" draw:layer="layout" svg:width="3.175cm" svg:height="1.905cm" svg:x="53.705cm" svg:y="63.547cm">
          <text:p text:style-name="P3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50.212cm" svg:y1="64.023cm" svg:x2="53.705cm" svg:y2="64.499cm" draw:start-shape="id17" draw:start-glue-point="1" draw:end-shape="id46" svg:d="M50212 64023h1746v476h1747" svg:viewBox="0 0 3494 477">
          <text:p/>
        </draw:connector>
        <draw:custom-shape draw:style-name="gr3" draw:text-style-name="P2" xml:id="id47" draw:id="id47" draw:layer="layout" svg:width="4.444cm" svg:height="1.588cm" svg:x="31.706cm" svg:y="9.547cm">
          <text:p text:style-name="P3">Banners URL</text:p>
          <draw:enhanced-geometry svg:viewBox="0 0 21600 21600" draw:type="rectangle" draw:enhanced-path="M 0 0 L 21600 0 21600 21600 0 21600 0 0 Z N"/>
        </draw:custom-shape>
        <draw:custom-shape draw:style-name="gr4" draw:text-style-name="P2" xml:id="id48" draw:id="id48" draw:layer="layout" svg:width="3.175cm" svg:height="1.905cm" svg:x="41.865cm" svg:y="6.691cm">
          <text:p text:style-name="P3">Sticky Top</text:p>
          <text:p text:style-name="P3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9" draw:id="id49" draw:layer="layout" svg:width="4.762cm" svg:height="2.54cm" svg:x="36.467cm" svg:y="12.723cm">
          <text:p text:style-name="P3">Amazin’ offer</text:p>
          <text:p text:style-name="P3">1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0" draw:id="id50" draw:layer="layout" svg:width="4.762cm" svg:height="2.54cm" svg:x="30.117cm" svg:y="13.675cm">
          <text:p text:style-name="P3">Amazin’ offer</text:p>
          <text:p text:style-name="P3">2 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6.15cm" svg:y1="10.341cm" svg:x2="41.865cm" svg:y2="7.643cm" draw:start-shape="id47" draw:end-shape="id48" svg:d="M36150 10341h2857v-2698h2858" svg:viewBox="0 0 5716 2699">
          <text:p/>
        </draw:connector>
        <draw:connector draw:style-name="gr6" draw:text-style-name="P4" draw:layer="layout" svg:x1="33.928cm" svg:y1="11.135cm" svg:x2="38.848cm" svg:y2="12.723cm" draw:start-shape="id47" draw:end-shape="id49" svg:d="M33928 11135v794h4920v794" svg:viewBox="0 0 4921 1589">
          <text:p/>
        </draw:connector>
        <draw:connector draw:style-name="gr6" draw:text-style-name="P4" draw:layer="layout" svg:x1="33.928cm" svg:y1="11.135cm" svg:x2="32.498cm" svg:y2="13.675cm" draw:start-shape="id47" draw:end-shape="id50" svg:d="M33928 11135v1270h-1430v1270" svg:viewBox="0 0 1431 2541">
          <text:p/>
        </draw:connector>
        <draw:custom-shape draw:style-name="gr4" draw:text-style-name="P2" xml:id="id52" draw:id="id52" draw:layer="layout" svg:width="3.175cm" svg:height="1.905cm" svg:x="32.657cm" svg:y="4.468cm">
          <text:p text:style-name="P3">Sticky Top</text:p>
          <text:p text:style-name="P3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3" draw:id="id53" draw:layer="layout" svg:width="4.762cm" svg:height="2.54cm" svg:x="26.625cm" svg:y="10.818cm">
          <text:p text:style-name="P3">Amazin’ offer</text:p>
          <text:p text:style-name="P3">1 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51" draw:id="id51" draw:layer="layout" svg:width="4.762cm" svg:height="2.54cm" svg:x="27.577cm" svg:y="5.42cm">
          <text:p text:style-name="P3">Amazin’ offer</text:p>
          <text:p text:style-name="P3">2 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9.958cm" svg:y1="7.96cm" svg:x2="33.928cm" svg:y2="9.547cm" draw:start-shape="id51" draw:end-shape="id47" svg:d="M29958 7960v794h3970v793" svg:viewBox="0 0 3971 1588">
          <text:p/>
        </draw:connector>
        <draw:connector draw:style-name="gr6" draw:text-style-name="P4" draw:layer="layout" svg:x1="34.244cm" svg:y1="6.373cm" svg:x2="33.928cm" svg:y2="9.547cm" draw:start-shape="id52" draw:end-shape="id47" svg:d="M34244 6373v1587h-316v1587" svg:viewBox="0 0 317 3175">
          <text:p/>
        </draw:connector>
        <draw:connector draw:style-name="gr6" draw:text-style-name="P4" draw:layer="layout" svg:x1="31.387cm" svg:y1="12.088cm" svg:x2="33.928cm" svg:y2="11.135cm" draw:start-shape="id53" draw:end-shape="id47" svg:d="M31387 12088h2541v-953" svg:viewBox="0 0 2542 954">
          <text:p/>
        </draw:connector>
        <draw:custom-shape draw:style-name="gr3" draw:text-style-name="P2" xml:id="id55" draw:id="id55" draw:layer="layout" svg:width="4.444cm" svg:height="1.588cm" svg:x="34.987cm" svg:y="30.375cm">
          <text:p text:style-name="P3">Product</text:p>
          <draw:enhanced-geometry svg:viewBox="0 0 21600 21600" draw:type="rectangle" draw:enhanced-path="M 0 0 L 21600 0 21600 21600 0 21600 0 0 Z N"/>
        </draw:custom-shape>
        <draw:custom-shape draw:style-name="gr4" draw:text-style-name="P2" xml:id="id54" draw:id="id54" draw:layer="layout" svg:width="3.175cm" svg:height="1.905cm" svg:x="35.305cm" svg:y="22.437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6.892cm" svg:y1="24.342cm" svg:x2="37.209cm" svg:y2="30.375cm" draw:start-shape="id54" draw:end-shape="id55" svg:d="M36892 24342v3017h317v3016" svg:viewBox="0 0 318 6034">
          <text:p/>
        </draw:connector>
        <draw:custom-shape draw:style-name="gr4" draw:text-style-name="P2" xml:id="id69" draw:id="id69" draw:layer="layout" svg:width="3.175cm" svg:height="1.905cm" svg:x="39.115cm" svg:y="22.755cm">
          <text:p text:style-name="P3">br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1" draw:id="id61" draw:layer="layout" svg:width="3.175cm" svg:height="1.905cm" svg:x="23.457cm" svg:y="36.567cm">
          <text:p text:style-name="P3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0" draw:id="id60" draw:layer="layout" svg:width="3.175cm" svg:height="1.905cm" svg:x="22.315cm" svg:y="33.36cm">
          <text:p text:style-name="P3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70" draw:id="id70" draw:layer="layout" svg:width="3.175cm" svg:height="1.587cm" svg:x="42cm" svg:y="24.153cm">
          <text:p text:style-name="P3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9" draw:id="id59" draw:layer="layout" svg:width="3.175cm" svg:height="1.905cm" svg:x="22.632cm" svg:y="30.502cm">
          <text:p text:style-name="P3">Pictures</text:p>
          <text:p text:style-name="P3">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2" draw:id="id62" draw:layer="layout" svg:width="3.175cm" svg:height="1.905cm" svg:x="25.68cm" svg:y="39.425cm">
          <text:p text:style-name="P3">vide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7" draw:id="id57" draw:layer="layout" svg:width="3.175cm" svg:height="1.905cm" svg:x="29.702cm" svg:y="26.26cm">
          <text:p text:style-name="P3">am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3" draw:id="id63" draw:layer="layout" svg:width="3.175cm" svg:height="1.905cm" svg:x="28.22cm" svg:y="41.647cm">
          <text:p text:style-name="P3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4" draw:id="id64" draw:layer="layout" svg:width="3.175cm" svg:height="1.905cm" svg:x="31.712cm" svg:y="42.917cm">
          <text:p text:style-name="P3">Summary</text:p>
          <text:p text:style-name="P3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5" draw:id="id65" draw:layer="layout" svg:width="3.175cm" svg:height="1.905cm" svg:x="36.892cm" svg:y="38.947cm">
          <text:p text:style-name="P3">Priority</text:p>
          <text:p text:style-name="P3">To sell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6" draw:id="id66" draw:layer="layout" svg:width="4.445cm" svg:height="2.857cm" svg:x="38.797cm" svg:y="35.772cm">
          <text:p text:style-name="P3">Count </text:p>
          <text:p text:style-name="P3">Customers</text:p>
          <text:p text:style-name="P3">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67" draw:id="id67" draw:layer="layout" svg:width="4.445cm" svg:height="2.857cm" svg:x="42.635cm" svg:y="32.725cm">
          <text:p text:style-name="P3">Count </text:p>
          <text:p text:style-name="P3">Customers</text:p>
          <text:p text:style-name="P3">dislik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8" draw:id="id68" draw:layer="layout" svg:width="3.175cm" svg:height="1.905cm" svg:x="44.222cm" svg:y="27.327cm">
          <text:p text:style-name="P3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6" draw:id="id56" draw:layer="layout" svg:width="3.175cm" svg:height="1.905cm" svg:x="30.655cm" svg:y="24.037cm">
          <text:p text:style-name="P3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58" draw:id="id58" draw:layer="layout" svg:width="4.127cm" svg:height="2.222cm" svg:x="24.633cm" svg:y="27.683cm">
          <text:p text:style-name="P3">creator</text:p>
          <text:p text:style-name="P3">ID (admin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3.83cm" svg:y1="24.989cm" svg:x2="34.987cm" svg:y2="31.169cm" draw:start-shape="id56" draw:start-glue-point="1" draw:end-shape="id55" draw:end-glue-point="3" svg:d="M33830 24989h579v6180h578" svg:viewBox="0 0 1158 6181">
          <text:p/>
        </draw:connector>
        <draw:connector draw:style-name="gr6" draw:text-style-name="P4" draw:layer="layout" svg:x1="32.877cm" svg:y1="27.212cm" svg:x2="34.987cm" svg:y2="31.169cm" draw:start-shape="id57" draw:end-shape="id55" draw:end-glue-point="3" svg:d="M32877 27212h1055v3957h1055" svg:viewBox="0 0 2111 3958">
          <text:p/>
        </draw:connector>
        <draw:connector draw:style-name="gr6" draw:text-style-name="P4" draw:layer="layout" svg:x1="28.76cm" svg:y1="28.794cm" svg:x2="34.987cm" svg:y2="31.169cm" draw:start-shape="id58" draw:end-shape="id55" svg:d="M28760 28794h3114v2375h3113" svg:viewBox="0 0 6228 2376">
          <text:p/>
        </draw:connector>
        <draw:connector draw:style-name="gr6" draw:text-style-name="P4" draw:layer="layout" svg:x1="25.807cm" svg:y1="31.454cm" svg:x2="34.987cm" svg:y2="31.169cm" draw:start-shape="id59" draw:end-shape="id55" svg:d="M25807 31454h4590v-285h4590" svg:viewBox="0 0 9181 286">
          <text:p/>
        </draw:connector>
        <draw:connector draw:style-name="gr6" draw:text-style-name="P4" draw:layer="layout" svg:x1="25.49cm" svg:y1="34.312cm" svg:x2="34.987cm" svg:y2="31.169cm" draw:start-shape="id60" draw:end-shape="id55" svg:d="M25490 34312h4749v-3143h4748" svg:viewBox="0 0 9498 3144">
          <text:p/>
        </draw:connector>
        <draw:connector draw:style-name="gr6" draw:text-style-name="P4" draw:layer="layout" svg:x1="26.632cm" svg:y1="37.519cm" svg:x2="34.987cm" svg:y2="31.169cm" draw:start-shape="id61" draw:end-shape="id55" draw:end-glue-point="3" svg:d="M26632 37519h4178v-6350h4177" svg:viewBox="0 0 8356 6351">
          <text:p/>
        </draw:connector>
        <draw:connector draw:style-name="gr6" draw:text-style-name="P4" draw:layer="layout" svg:x1="28.855cm" svg:y1="40.377cm" svg:x2="34.987cm" svg:y2="31.169cm" draw:start-shape="id62" draw:end-shape="id55" svg:d="M28855 40377h3066v-9208h3066" svg:viewBox="0 0 6133 9209">
          <text:p/>
        </draw:connector>
        <draw:connector draw:style-name="gr6" draw:text-style-name="P4" draw:layer="layout" svg:x1="31.395cm" svg:y1="42.599cm" svg:x2="34.987cm" svg:y2="31.169cm" draw:start-shape="id63" draw:start-glue-point="1" draw:end-shape="id55" draw:end-glue-point="3" svg:d="M31395 42599h1796v-11430h1796" svg:viewBox="0 0 3593 11431">
          <text:p/>
        </draw:connector>
        <draw:connector draw:style-name="gr6" draw:text-style-name="P4" draw:layer="layout" svg:x1="33.299cm" svg:y1="42.917cm" svg:x2="37.209cm" svg:y2="31.963cm" draw:start-shape="id64" draw:end-shape="id55" draw:end-glue-point="2" svg:d="M33299 42917v-5477h3910v-5477" svg:viewBox="0 0 3911 10955">
          <text:p/>
        </draw:connector>
        <draw:connector draw:style-name="gr6" draw:text-style-name="P4" draw:layer="layout" svg:x1="38.479cm" svg:y1="38.947cm" svg:x2="37.209cm" svg:y2="31.963cm" draw:start-shape="id65" draw:start-glue-point="0" draw:end-shape="id55" draw:end-glue-point="2" svg:d="M38479 38947v-3492h-1270v-3492" svg:viewBox="0 0 1271 6985">
          <text:p/>
        </draw:connector>
        <draw:connector draw:style-name="gr6" draw:text-style-name="P4" draw:layer="layout" svg:x1="41.019cm" svg:y1="35.772cm" svg:x2="37.209cm" svg:y2="31.963cm" draw:start-shape="id66" draw:end-shape="id55" svg:d="M41019 35772v-1905h-3810v-1904" svg:viewBox="0 0 3811 3810">
          <text:p/>
        </draw:connector>
        <draw:connector draw:style-name="gr6" draw:text-style-name="P4" draw:layer="layout" svg:x1="42.635cm" svg:y1="34.153cm" svg:x2="39.431cm" svg:y2="31.169cm" draw:start-shape="id67" draw:end-shape="id55" svg:d="M42635 34153h-1602v-2984h-1602" svg:viewBox="0 0 3205 2985">
          <text:p/>
        </draw:connector>
        <draw:connector draw:style-name="gr6" draw:text-style-name="P4" draw:layer="layout" svg:x1="44.687cm" svg:y1="28.953cm" svg:x2="37.209cm" svg:y2="30.375cm" draw:start-shape="id68" draw:start-glue-point="7" draw:end-shape="id55" svg:d="M44687 28953v851h-7478v571" svg:viewBox="0 0 7479 1423">
          <text:p/>
        </draw:connector>
        <draw:connector draw:style-name="gr6" draw:text-style-name="P4" draw:layer="layout" svg:x1="40.702cm" svg:y1="24.66cm" svg:x2="37.209cm" svg:y2="30.375cm" draw:start-shape="id69" draw:end-shape="id55" svg:d="M40702 24660v2858h-3493v2857" svg:viewBox="0 0 3494 5716">
          <text:p/>
        </draw:connector>
        <draw:connector draw:style-name="gr6" draw:text-style-name="P4" draw:layer="layout" svg:x1="43.588cm" svg:y1="25.74cm" svg:x2="37.209cm" svg:y2="30.375cm" draw:start-shape="id70" draw:start-glue-point="8" draw:end-shape="id55" draw:end-glue-point="0" svg:d="M43588 25740v2318h-6379v2317" svg:viewBox="0 0 6380 4636">
          <text:p/>
        </draw:connector>
        <draw:custom-shape draw:style-name="gr4" draw:text-style-name="P2" xml:id="id71" draw:id="id71" draw:layer="layout" svg:width="3.175cm" svg:height="1.905cm" svg:x="45.175cm" svg:y="30.185cm">
          <text:p text:style-name="P3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45.175cm" svg:y1="31.138cm" svg:x2="39.431cm" svg:y2="31.169cm" draw:start-shape="id71" draw:start-glue-point="6" draw:end-shape="id55" svg:d="M45175 31138h-2872v31h-2872" svg:viewBox="0 0 5745 32">
          <text:p/>
        </draw:connector>
        <draw:custom-shape draw:style-name="gr15" draw:text-style-name="P2" xml:id="id73" draw:id="id73" draw:layer="layout" svg:width="5.08cm" svg:height="1.588cm" svg:x="27.988cm" svg:y="71.485cm">
          <text:p text:style-name="P3">Ticket</text:p>
          <text:p text:style-name="P3">Messags</text:p>
          <draw:enhanced-geometry svg:viewBox="0 0 21600 21600" draw:type="rectangle" draw:enhanced-path="M 0 0 L 21600 0 21600 21600 0 21600 0 0 Z N"/>
        </draw:custom-shape>
        <draw:custom-shape draw:style-name="gr4" draw:text-style-name="P2" xml:id="id74" draw:id="id74" draw:layer="layout" svg:width="3.175cm" svg:height="1.905cm" svg:x="26.718cm" svg:y="74.342cm">
          <text:p text:style-name="P3">Ticket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5" draw:id="id75" draw:layer="layout" svg:width="3.175cm" svg:height="1.905cm" svg:x="31.163cm" svg:y="74.342cm">
          <text:p text:style-name="P3">mess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6" draw:id="id76" draw:layer="layout" svg:width="3.175cm" svg:height="1.905cm" svg:x="34.338cm" svg:y="70.85cm">
          <text:p text:style-name="P3">Sender</text:p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2" draw:id="id72" draw:layer="layout" svg:width="3.175cm" svg:height="1.905cm" svg:x="23.543cm" svg:y="72.12cm">
          <text:p text:style-name="P3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26.718cm" svg:y1="73.073cm" svg:x2="27.988cm" svg:y2="72.279cm" draw:start-shape="id72" draw:start-glue-point="10" draw:end-shape="id73" svg:d="M26718 73073h635v-794h635" svg:viewBox="0 0 1271 795">
          <text:p/>
        </draw:connector>
        <draw:connector draw:style-name="gr6" draw:text-style-name="P4" draw:layer="layout" svg:x1="28.306cm" svg:y1="74.342cm" svg:x2="30.528cm" svg:y2="73.073cm" draw:start-shape="id74" draw:start-glue-point="4" draw:end-shape="id73" svg:d="M28306 74342v-635h2222v-634" svg:viewBox="0 0 2223 1270">
          <text:p/>
        </draw:connector>
        <draw:connector draw:style-name="gr6" draw:text-style-name="P4" draw:layer="layout" svg:x1="32.75cm" svg:y1="74.342cm" svg:x2="30.528cm" svg:y2="73.073cm" draw:start-shape="id75" draw:start-glue-point="0" draw:end-shape="id73" svg:d="M32750 74342v-635h-2222v-634" svg:viewBox="0 0 2223 1270">
          <text:p/>
        </draw:connector>
        <draw:connector draw:style-name="gr6" draw:text-style-name="P4" draw:layer="layout" svg:x1="34.338cm" svg:y1="71.802cm" svg:x2="33.068cm" svg:y2="72.279cm" draw:start-shape="id76" draw:end-shape="id73" svg:d="M34338 71802h-635v477h-635" svg:viewBox="0 0 1271 478">
          <text:p/>
        </draw:connector>
        <draw:custom-shape draw:style-name="gr4" draw:text-style-name="P2" xml:id="id77" draw:id="id77" draw:layer="layout" svg:width="3.175cm" svg:height="1.905cm" svg:x="35.29cm" svg:y="74.342cm">
          <text:p text:style-name="P3">Appendix</text:p>
          <text:p text:style-name="P3">UR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0.528cm" svg:y1="73.073cm" svg:x2="36.878cm" svg:y2="74.342cm" draw:start-shape="id73" draw:start-glue-point="2" draw:end-shape="id77" draw:end-glue-point="4" svg:d="M30528 73073v634h6350v635" svg:viewBox="0 0 6351 1270">
          <text:p/>
        </draw:connector>
        <draw:custom-shape draw:style-name="gr4" draw:text-style-name="P2" xml:id="id78" draw:id="id78" draw:layer="layout" svg:width="3.175cm" svg:height="1.905cm" svg:x="31.48cm" svg:y="68.945cm">
          <text:p text:style-name="P3">Sender </text:p>
          <text:p text:style-name="P3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1.48cm" svg:y1="69.897cm" svg:x2="30.528cm" svg:y2="71.485cm" draw:start-shape="id78" draw:end-shape="id73" draw:end-glue-point="0" svg:d="M31480 69897h-952v1588" svg:viewBox="0 0 953 1589">
          <text:p/>
        </draw:connector>
        <draw:custom-shape draw:style-name="gr3" draw:text-style-name="P2" xml:id="id80" draw:id="id80" draw:layer="layout" svg:width="4.444cm" svg:height="1.588cm" svg:x="12.113cm" svg:y="62.595cm">
          <text:p text:style-name="P3">Orders</text:p>
          <draw:enhanced-geometry svg:viewBox="0 0 21600 21600" draw:type="rectangle" draw:enhanced-path="M 0 0 L 21600 0 21600 21600 0 21600 0 0 Z N"/>
        </draw:custom-shape>
        <draw:custom-shape draw:style-name="gr4" draw:text-style-name="P2" xml:id="id82" draw:id="id82" draw:layer="layout" svg:width="3.175cm" svg:height="1.905cm" svg:x="17.51cm" svg:y="66.405cm"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9" draw:id="id79" draw:layer="layout" svg:width="3.175cm" svg:height="1.905cm" svg:x="15.923cm" svg:y="59.102cm">
          <text:p text:style-name="P3">Customer</text:p>
          <text:p text:style-name="P3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1" draw:id="id81" draw:layer="layout" svg:width="3.175cm" svg:height="1.905cm" svg:x="18.78cm" svg:y="62.277cm">
          <text:p text:style-name="P3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7.51cm" svg:y1="61.007cm" svg:x2="14.335cm" svg:y2="62.595cm" draw:start-shape="id79" draw:end-shape="id80" svg:d="M17510 61007v794h-3175v794" svg:viewBox="0 0 3176 1589">
          <text:p/>
        </draw:connector>
        <draw:connector draw:style-name="gr6" draw:text-style-name="P4" draw:layer="layout" svg:x1="18.78cm" svg:y1="63.23cm" svg:x2="16.557cm" svg:y2="63.389cm" draw:start-shape="id81" draw:start-glue-point="6" draw:end-shape="id80" svg:d="M18780 63230h-1112v159h-1111" svg:viewBox="0 0 2224 160">
          <text:p/>
        </draw:connector>
        <draw:connector draw:style-name="gr6" draw:text-style-name="P4" draw:layer="layout" svg:x1="19.097cm" svg:y1="66.405cm" svg:x2="14.335cm" svg:y2="64.183cm" draw:start-shape="id82" draw:end-shape="id80" svg:d="M19097 66405v-1111h-4762v-1111" svg:viewBox="0 0 4763 2223">
          <text:p/>
        </draw:connector>
        <draw:custom-shape draw:style-name="gr16" draw:text-style-name="P2" xml:id="id84" draw:id="id84" draw:layer="layout" svg:width="3.81cm" svg:height="2.54cm" svg:x="7.985cm" svg:y="57.832cm">
          <text:p text:style-name="P3">Payment</text:p>
          <text:p text:style-name="P3">Tracking</text:p>
          <text:p text:style-name="P3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3" draw:id="id83" draw:layer="layout" svg:width="3.175cm" svg:height="1.905cm" svg:x="6.08cm" svg:y="67.04cm">
          <text:p text:style-name="P3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9.255cm" svg:y1="67.992cm" svg:x2="12.113cm" svg:y2="63.389cm" draw:start-shape="id83" draw:end-shape="id80" svg:d="M9255 67992h1429v-4603h1429" svg:viewBox="0 0 2859 4604">
          <text:p/>
        </draw:connector>
        <draw:connector draw:style-name="gr6" draw:text-style-name="P4" draw:layer="layout" svg:x1="9.89cm" svg:y1="60.372cm" svg:x2="14.335cm" svg:y2="62.595cm" draw:start-shape="id84" draw:end-shape="id80" svg:d="M9890 60372v1112h4445v1111" svg:viewBox="0 0 4446 2224">
          <text:p/>
        </draw:connector>
        <draw:custom-shape draw:style-name="gr17" draw:text-style-name="P2" xml:id="id85" draw:id="id85" draw:layer="layout" svg:width="3.175cm" svg:height="2.54cm" svg:x="11.795cm" svg:y="67.357cm">
          <text:p text:style-name="P3">Payment</text:p>
          <text:p text:style-name="P3">Status</text:p>
          <text:p text:style-name="P3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4.335cm" svg:y1="64.183cm" svg:x2="13.382cm" svg:y2="67.357cm" draw:start-shape="id80" draw:end-shape="id85" svg:d="M14335 64183v1587h-953v1587" svg:viewBox="0 0 954 3175">
          <text:p/>
        </draw:connector>
        <draw:custom-shape draw:style-name="gr3" draw:text-style-name="P2" xml:id="id87" draw:id="id87" draw:layer="layout" svg:width="4.444cm" svg:height="1.588cm" svg:x="66.722cm" svg:y="59.737cm">
          <text:p text:style-name="P3">Comment wait</text:p>
          <text:p text:style-name="P3">to confirm</text:p>
          <draw:enhanced-geometry svg:viewBox="0 0 21600 21600" draw:type="rectangle" draw:enhanced-path="M 0 0 L 21600 0 21600 21600 0 21600 0 0 Z N"/>
        </draw:custom-shape>
        <draw:custom-shape draw:style-name="gr4" draw:text-style-name="P2" xml:id="id89" draw:id="id89" draw:layer="layout" svg:width="3.175cm" svg:height="1.905cm" svg:x="67.357cm" svg:y="64.182cm"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0" draw:id="id90" draw:layer="layout" svg:width="3.175cm" svg:height="1.905cm" svg:x="72.12cm" svg:y="62.595cm">
          <text:p text:style-name="P3">Customer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8" draw:id="id88" draw:layer="layout" svg:width="3.175cm" svg:height="1.905cm" svg:x="62.595cm" svg:y="57.197cm">
          <text:p text:style-name="P3">product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175cm" svg:height="1.905cm" svg:x="61.96cm" svg:y="62.912cm">
          <text:p text:style-name="P3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86" draw:id="id86" draw:layer="layout" svg:width="3.175cm" svg:height="1.905cm" svg:x="61.96cm" svg:y="62.912cm">
          <text:p text:style-name="P3"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1" draw:id="id91" draw:layer="layout" svg:width="3.175cm" svg:height="1.905cm" svg:x="72.755cm" svg:y="57.832cm">
          <text:p text:style-name="P3">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65.135cm" svg:y1="63.864cm" svg:x2="66.722cm" svg:y2="60.531cm" draw:start-shape="id86" draw:end-shape="id87" svg:d="M65135 63864h794v-3333h793" svg:viewBox="0 0 1588 3334">
          <text:p/>
        </draw:connector>
        <draw:connector draw:style-name="gr6" draw:text-style-name="P4" draw:layer="layout" svg:x1="64.182cm" svg:y1="59.102cm" svg:x2="66.722cm" svg:y2="60.531cm" draw:start-shape="id88" draw:end-shape="id87" draw:end-glue-point="3" svg:d="M64182 59102v1429h2540" svg:viewBox="0 0 2541 1430">
          <text:p/>
        </draw:connector>
        <draw:connector draw:style-name="gr6" draw:text-style-name="P4" draw:layer="layout" svg:x1="68.944cm" svg:y1="64.182cm" svg:x2="68.944cm" svg:y2="61.325cm" draw:start-shape="id89" draw:end-shape="id87" svg:d="M68944 64182v-2857" svg:viewBox="0 0 1 2858">
          <text:p/>
        </draw:connector>
        <draw:connector draw:style-name="gr6" draw:text-style-name="P4" draw:layer="layout" svg:x1="73.707cm" svg:y1="62.595cm" svg:x2="68.944cm" svg:y2="61.325cm" draw:start-shape="id90" draw:end-shape="id87" svg:d="M73707 62595v-635h-4763v-635" svg:viewBox="0 0 4764 1271">
          <text:p/>
        </draw:connector>
        <draw:connector draw:style-name="gr6" draw:text-style-name="P4" draw:layer="layout" svg:x1="72.755cm" svg:y1="58.784cm" svg:x2="71.166cm" svg:y2="60.531cm" draw:start-shape="id91" draw:end-shape="id87" svg:d="M72755 58784h-795v1747h-794" svg:viewBox="0 0 1590 1748">
          <text:p/>
        </draw:connector>
        <draw:custom-shape draw:style-name="gr4" draw:text-style-name="P2" xml:id="id92" draw:id="id92" draw:layer="layout" svg:width="3.175cm" svg:height="1.905cm" svg:x="60.055cm" svg:y="60.055cm">
          <text:p text:style-name="P3">Status</text:p>
          <text:p text:style-name="P3">sugges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63.23cm" svg:y1="61.007cm" svg:x2="66.722cm" svg:y2="60.531cm" draw:start-shape="id92" draw:end-shape="id87" svg:d="M63230 61007h1746v-476h1746" svg:viewBox="0 0 3493 477">
          <text:p/>
        </draw:connector>
        <draw:custom-shape draw:style-name="gr18" draw:text-style-name="P8" draw:layer="layout" svg:width="30.163cm" svg:height="21.589cm" svg:x="83.232cm" svg:y="54.976cm">
          <text:p text:style-name="P6"><text:span text:style-name="T2">خلاصه سناریو</text:span></text:p>
          <text:p text:style-name="P7"><text:span text:style-name="T3">مشتری یکسری کالا رو به سبد خرید اضافه میکنه و بعد از ثبت</text:span><text:span text:style-name="T3"> </text:span></text:p>
          <text:p text:style-name="P7"><text:span text:style-name="T3">سفارش هزینه رو پرداخت میکنه</text:span><text:span text:style-name="T3"> </text:span></text:p>
          <text:p text:style-name="P7"><text:span text:style-name="T4"/></text:p>
          <text:p text:style-name="P7"><text:span text:style-name="T3"><text:s/></text:span><text:span text:style-name="T3">مشتری چه دسترسی به حساب کاربری داشته باشه چه نه میتونه</text:span></text:p>
          <text:p text:style-name="P7"><text:span text:style-name="T3">از سیستم تیکتینگ استفاده کنه جهت ارتباط با ادمین از طریق متن و بارگزاری فایل</text:span></text:p>
          <text:p text:style-name="P7"><text:span text:style-name="T4"/></text:p>
          <text:p text:style-name="P7"><text:span text:style-name="T3">بنر ها از طریق دو لینک <text:s/>(عکس و لینک هدف) تشکیل و مدیریت میشن</text:span></text:p>
          <text:p text:style-name="P7"><text:span text:style-name="T4"/></text:p>
          <text:p text:style-name="P7"><text:span text:style-name="T3">مشتری میتونه کامنت برای محصولی که خریده بزاره</text:span><text:span text:style-name="T3"> </text:span></text:p>
          <text:p text:style-name="P7"><text:span text:style-name="T3">کامنت اول باید توسط مدیرت تایید بشه برای نمایش</text:span></text:p>
          <text:p text:style-name="P7"><text:span text:style-name="T4"/></text:p>
          <text:p text:style-name="P7"><text:span text:style-name="T3">برای امنیت بهتر حساب مدیر سه کلمه عبور درنظر گرفته شده</text:span></text:p>
          <text:p text:style-name="P7"><text:span text:style-name="T4"/></text:p>
          <text:p text:style-name="P7"><text:span text:style-name="T3">برای جلوگیری سرقت حساب مدیر و مشتری تلاش برای ورود به حساب محدود میشود</text:span></text:p>
          <text:p text:style-name="P7"><text:span text:style-name="T4"/></text:p>
          <text:p text:style-name="P7"><text:span text:style-name="T3">در این پروژه فقط چند مدیر جهت ثبت محصول و نظارت</text:span></text:p>
          <text:p text:style-name="P7"><text:span text:style-name="T3"><text:s/></text:span><text:span text:style-name="T3">وجود دارند و بخش فروشنده و محصولات تکراری وجود ندارد</text:span></text:p>
          <text:p text:style-name="P7"><text:span text:style-name="T3"/></text:p>
          <text:p text:style-name="P7"><text:span text:style-name="T3">سبد خرید</text:span><text:span text:style-name="T3"> </text:span><text:span text:style-name="T3">: Cart list</text:span></text:p>
          <text:p text:style-name="P7"><text:span text:style-name="T3">سفارش</text:span><text:span text:style-name="T3"> </text:span><text:span text:style-name="T3">: Orders </text:span><text:span text:style-name="T3">و</text:span><text:span text:style-name="T3"> </text:span><text:span text:style-name="T3">Order Items</text:span></text:p>
          <text:p text:style-name="P7"><text:span text:style-name="T3">محصول</text:span><text:span text:style-name="T3"> </text:span><text:span text:style-name="T3">: Product</text:span></text:p>
          <text:p text:style-name="P7"><text:span text:style-name="T3">بیلبورد / بنر و تبلیغات</text:span><text:span text:style-name="T3"> <text:s/></text:span><text:span text:style-name="T3">: Banners URL</text:span></text:p>
          <text:p text:style-name="P7"><text:span text:style-name="T3">کامنت / نظر</text:span><text:span text:style-name="T3"> </text:span><text:span text:style-name="T3">: Comment wait to confirm / verified</text:span></text:p>
          <text:p text:style-name="P7"><text:span text:style-name="T3">تیکت</text:span><text:span text:style-name="T3"> </text:span><text:span text:style-name="T3">: Ticket </text:span><text:span text:style-name="T3">و</text:span><text:span text:style-name="T3"> </text:span><text:span text:style-name="T3">Ticket Messages</text:span></text:p>
          <text:p text:style-name="P7"><text:span text:style-name="T3">مشتری</text:span><text:span text:style-name="T3"> </text:span><text:span text:style-name="T3">: Customer </text:span></text:p>
          <text:p text:style-name="P7"><text:span text:style-name="T3">مدیر</text:span><text:span text:style-name="T3"> </text:span><text:span text:style-name="T3">: Admin</text:span></text:p>
          <text:p text:style-name="P7"><text:span text:style-name="T4"/></text:p>
          <text:p text:style-name="P7"><text:span text:style-name="T4"/></text:p>
          <text:p text:style-name="P6"><text:span text:style-name="T4"/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19" draw:text-style-name="P9" xml:id="id97" draw:id="id97" draw:layer="layout" svg:width="4.445cm" svg:height="1.906cm" svg:x="45.449cm" svg:y="78.151cm">
          <text:p text:style-name="P5"><text:span text:style-name="T1">Customer </text:span></text:p>
          <text:p text:style-name="P5"><text:span text:style-name="T1">Them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8" draw:id="id98" draw:layer="layout" svg:width="3.175cm" svg:height="1.905cm" svg:x="49.26cm" svg:y="75.295cm">
          <text:p text:style-name="P3">customer</text:p>
          <text:p text:style-name="P3"><text:s/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6" draw:id="id96" draw:layer="layout" svg:width="3.175cm" svg:height="1.905cm" svg:x="43.227cm" svg:y="74.66cm">
          <text:p text:style-name="P3">Theme</text:p>
          <text:p text:style-name="P3">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7.827cm" svg:y1="67.992cm" svg:x2="20.249cm" svg:y2="67.992cm">
          <text:p/>
        </draw:line>
        <draw:line draw:style-name="gr21" draw:text-style-name="P1" draw:layer="layout" svg:x1="16.24cm" svg:y1="60.69cm" svg:x2="18.662cm" svg:y2="60.69cm">
          <text:p/>
        </draw:line>
        <draw:line draw:style-name="gr20" draw:text-style-name="P1" draw:layer="layout" svg:x1="9.572cm" svg:y1="45.498cm" svg:x2="11.994cm" svg:y2="45.498cm">
          <text:p/>
        </draw:line>
        <draw:line draw:style-name="gr20" draw:text-style-name="P1" draw:layer="layout" svg:x1="15.405cm" svg:y1="48.038cm" svg:x2="17.827cm" svg:y2="48.038cm">
          <text:p/>
        </draw:line>
        <draw:line draw:style-name="gr21" draw:text-style-name="P1" draw:layer="layout" svg:x1="15.405cm" svg:y1="48.238cm" svg:x2="17.827cm" svg:y2="48.238cm">
          <text:p/>
        </draw:line>
        <draw:line draw:style-name="gr21" draw:text-style-name="P1" draw:layer="layout" svg:x1="25.385cm" svg:y1="29.787cm" svg:x2="27.807cm" svg:y2="29.787cm">
          <text:p/>
        </draw:line>
        <draw:line draw:style-name="gr20" draw:text-style-name="P1" draw:layer="layout" svg:x1="35.623cm" svg:y1="24.025cm" svg:x2="38.045cm" svg:y2="24.025cm">
          <text:p/>
        </draw:line>
        <draw:line draw:style-name="gr21" draw:text-style-name="P1" draw:layer="layout" svg:x1="12.648cm" svg:y1="37.93cm" svg:x2="15.07cm" svg:y2="37.93cm">
          <text:p/>
        </draw:line>
        <draw:line draw:style-name="gr20" draw:text-style-name="P1" draw:layer="layout" svg:x1="12.448cm" svg:y1="37.712cm" svg:x2="14.87cm" svg:y2="37.712cm">
          <text:p/>
        </draw:line>
        <draw:line draw:style-name="gr20" draw:text-style-name="P1" draw:layer="layout" svg:x1="11.16cm" svg:y1="33.92cm" svg:x2="13.582cm" svg:y2="33.92cm">
          <text:p/>
        </draw:line>
        <draw:line draw:style-name="gr21" draw:text-style-name="P1" draw:layer="layout" svg:x1="11.178cm" svg:y1="34.137cm" svg:x2="13.6cm" svg:y2="34.137cm">
          <text:p/>
        </draw:line>
        <draw:line draw:style-name="gr20" draw:text-style-name="P1" draw:layer="layout" svg:x1="49.695cm" svg:y1="76.882cm" svg:x2="52.117cm" svg:y2="76.882cm">
          <text:p/>
        </draw:line>
        <draw:line draw:style-name="gr20" draw:text-style-name="P1" draw:layer="layout" svg:x1="9.502cm" svg:y1="6.44cm" svg:x2="11.924cm" svg:y2="6.44cm">
          <text:p/>
        </draw:line>
        <draw:line draw:style-name="gr20" draw:text-style-name="P1" draw:layer="layout" svg:x1="43.01cm" svg:y1="69.579cm" svg:x2="45.432cm" svg:y2="69.579cm">
          <text:p/>
        </draw:line>
        <draw:line draw:style-name="gr20" draw:text-style-name="P1" draw:layer="layout" svg:x1="40.17cm" svg:y1="63.547cm" svg:x2="42.592cm" svg:y2="63.547cm">
          <text:p/>
        </draw:line>
        <draw:line draw:style-name="gr20" draw:text-style-name="P1" draw:layer="layout" svg:x1="56.68cm" svg:y1="54.34cm" svg:x2="59.102cm" svg:y2="54.34cm">
          <text:p/>
        </draw:line>
        <draw:line draw:style-name="gr20" draw:text-style-name="P1" draw:layer="layout" svg:x1="31.479cm" svg:y1="60.69cm" svg:x2="33.901cm" svg:y2="60.69cm">
          <text:p/>
        </draw:line>
        <draw:line draw:style-name="gr21" draw:text-style-name="P1" draw:layer="layout" svg:x1="35.924cm" svg:y1="59.003cm" svg:x2="38.346cm" svg:y2="59.003cm">
          <text:p/>
        </draw:line>
        <draw:line draw:style-name="gr20" draw:text-style-name="P1" draw:layer="layout" svg:x1="67.675cm" svg:y1="65.769cm" svg:x2="70.097cm" svg:y2="65.769cm">
          <text:p/>
        </draw:line>
        <draw:line draw:style-name="gr20" draw:text-style-name="P1" draw:layer="layout" svg:x1="34.755cm" svg:y1="72.437cm" svg:x2="37.177cm" svg:y2="72.437cm">
          <text:p/>
        </draw:line>
        <draw:line draw:style-name="gr20" draw:text-style-name="P1" draw:layer="layout" svg:x1="27.035cm" svg:y1="75.73cm" svg:x2="29.457cm" svg:y2="75.73cm">
          <text:p/>
        </draw:line>
        <draw:line draw:style-name="gr21" draw:text-style-name="P1" draw:layer="layout" svg:x1="27.036cm" svg:y1="75.947cm" svg:x2="29.458cm" svg:y2="75.947cm">
          <text:p/>
        </draw:line>
        <draw:line draw:style-name="gr21" draw:text-style-name="P1" draw:layer="layout" svg:x1="34.773cm" svg:y1="72.655cm" svg:x2="37.195cm" svg:y2="72.655cm">
          <text:p/>
        </draw:line>
        <draw:custom-shape draw:style-name="gr4" draw:text-style-name="P2" xml:id="id93" draw:id="id93" draw:layer="layout" svg:width="3.175cm" svg:height="1.905cm" svg:x="34.062cm" svg:y="40.98cm">
          <text:p text:style-name="P3">Discoun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7.209cm" svg:y1="31.963cm" svg:x2="35.65cm" svg:y2="40.98cm" draw:start-shape="id55" draw:start-glue-point="2" draw:end-shape="id93" draw:end-glue-point="4" svg:d="M37209 31963v4508h-1559v4509" svg:viewBox="0 0 1560 9018">
          <text:p/>
        </draw:connector>
        <draw:custom-shape draw:style-name="gr4" draw:text-style-name="P2" xml:id="id94" draw:id="id94" draw:layer="layout" svg:width="3.175cm" svg:height="1.905cm" svg:x="6.397cm" svg:y="61.96cm">
          <text:p text:style-name="P3">Post </text:p>
          <text:p text:style-name="P3">P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9.572cm" svg:y1="62.912cm" svg:x2="12.113cm" svg:y2="63.389cm" draw:start-shape="id94" draw:end-shape="id80" svg:d="M9572 62912h1271v477h1270" svg:viewBox="0 0 2542 478">
          <text:p/>
        </draw:connector>
        <draw:custom-shape draw:style-name="gr4" draw:text-style-name="P2" xml:id="id95" draw:id="id95" draw:layer="layout" svg:width="3.175cm" svg:height="1.905cm" svg:x="3.54cm" svg:y="32.432cm">
          <text:p text:style-name="P3">Dis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6.25cm" svg:y1="34.058cm" svg:x2="6.397cm" svg:y2="35.448cm" draw:start-shape="id95" draw:start-glue-point="9" draw:end-shape="id23" svg:d="M6250 34058v1390h147" svg:viewBox="0 0 148 1391">
          <text:p/>
        </draw:connector>
        <draw:custom-shape draw:style-name="gr19" draw:text-style-name="P9" xml:id="id100" draw:id="id100" draw:layer="layout" svg:width="4.445cm" svg:height="1.906cm" svg:x="61.642cm" svg:y="74.794cm">
          <text:p text:style-name="P5"><text:span text:style-name="T1">Customer</text:span></text:p>
          <text:p text:style-name="P5"><text:span text:style-name="T1">Verify Email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4.815cm" svg:y1="76.565cm" svg:x2="47.671cm" svg:y2="78.151cm" draw:start-shape="id96" draw:start-glue-point="8" draw:end-shape="id97" svg:d="M44815 76565v793h2856v793" svg:viewBox="0 0 2857 1587">
          <text:p/>
        </draw:connector>
        <draw:connector draw:style-name="gr6" draw:text-style-name="P4" draw:layer="layout" svg:x1="49.894cm" svg:y1="79.104cm" svg:x2="50.847cm" svg:y2="77.2cm" draw:end-shape="id98" svg:d="M49894 79104v-701h953v-1203" svg:viewBox="0 0 954 1905">
          <text:p/>
        </draw:connector>
        <draw:custom-shape draw:style-name="gr22" draw:text-style-name="P2" xml:id="id99" draw:id="id99" draw:layer="layout" svg:width="4.128cm" svg:height="1.905cm" svg:x="57.832cm" svg:y="71.936cm">
          <text:p text:style-name="P3">Customer</text:p>
          <text:p text:style-name="P3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01" draw:id="id101" draw:layer="layout" svg:width="3.81cm" svg:height="2.54cm" svg:x="64.182cm" svg:y="71.301cm">
          <text:p text:style-name="P3">Stamp</text:p>
          <text:p text:style-name="P3">Request</text:p>
          <text:p text:style-name="P3">Date&amp;ti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02" draw:id="id102" draw:layer="layout" svg:width="3.175cm" svg:height="1.905cm" svg:x="62.277cm" svg:y="77.334cm">
          <text:p text:style-name="P3">Active</text:p>
          <text:p text:style-name="P3">Cod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58.62cm" svg:y1="73.724cm" svg:x2="61.042cm" svg:y2="73.724cm">
          <text:p/>
        </draw:line>
        <draw:line draw:style-name="gr20" draw:text-style-name="P1" draw:layer="layout" svg:x1="58.45cm" svg:y1="73.524cm" svg:x2="61.325cm" svg:y2="73.524cm">
          <text:p/>
        </draw:line>
        <draw:connector draw:style-name="gr6" draw:text-style-name="P4" draw:layer="layout" svg:x1="59.896cm" svg:y1="73.841cm" svg:x2="61.642cm" svg:y2="75.747cm" draw:start-shape="id99" draw:start-glue-point="8" draw:end-shape="id100" svg:d="M59896 73841v1906h1746" svg:viewBox="0 0 1747 1907">
          <text:p/>
        </draw:connector>
        <draw:connector draw:style-name="gr6" draw:text-style-name="P4" draw:layer="layout" svg:x1="66.087cm" svg:y1="73.841cm" svg:x2="66.087cm" svg:y2="75.747cm" draw:start-shape="id101" draw:start-glue-point="8" draw:end-shape="id100" svg:d="M66087 73841v1906" svg:viewBox="0 0 1 1907">
          <text:p/>
        </draw:connector>
        <draw:connector draw:style-name="gr6" draw:text-style-name="P4" draw:layer="layout" svg:x1="63.865cm" svg:y1="79.239cm" svg:x2="66.087cm" svg:y2="75.747cm" draw:start-shape="id102" draw:start-glue-point="8" draw:end-shape="id100" svg:d="M63865 79239v501h2722v-3993h-500" svg:viewBox="0 0 2723 3994">
          <text:p/>
        </draw:connector>
        <draw:custom-shape draw:style-name="gr17" draw:text-style-name="P2" xml:id="id103" draw:id="id103" draw:layer="layout" svg:width="3.175cm" svg:height="2.54cm" svg:x="15.852cm" svg:y="10.885cm">
          <text:p text:style-name="P3">Email</text:p>
          <text:p text:style-name="P3">Activation</text:p>
          <text:p text:style-name="P3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14.265cm" svg:y1="14.218cm" svg:x2="15.852cm" svg:y2="12.155cm" draw:start-shape="id9" draw:end-shape="id103" svg:d="M14265 14218h793v-2063h794" svg:viewBox="0 0 1588 2064">
          <text:p/>
        </draw:connector>
        <draw:custom-shape draw:style-name="gr23" draw:text-style-name="P2" xml:id="id105" draw:id="id105" draw:layer="layout" svg:width="3.175cm" svg:height="2.858cm" svg:x="40.278cm" svg:y="9.231cm">
          <text:p text:style-name="P3">Sticky </text:p>
          <text:p text:style-name="P3">Bottom</text:p>
          <text:p text:style-name="P3">Addr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104" draw:id="id104" draw:layer="layout" svg:width="3.175cm" svg:height="2.858cm" svg:x="37.103cm" svg:y="3.515cm">
          <text:p text:style-name="P3">Sticky </text:p>
          <text:p text:style-name="P3">Bottom</text:p>
          <text:p text:style-name="P3">Tar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svg:x1="38.69cm" svg:y1="6.373cm" svg:x2="33.928cm" svg:y2="9.547cm" draw:start-shape="id104" draw:end-shape="id47" draw:end-glue-point="0" svg:d="M38690 6373v1588h-4762v1586" svg:viewBox="0 0 4763 3175">
          <text:p/>
        </draw:connector>
        <draw:connector draw:style-name="gr6" draw:text-style-name="P4" draw:layer="layout" svg:x1="40.278cm" svg:y1="10.66cm" svg:x2="36.15cm" svg:y2="10.341cm" draw:start-shape="id105" draw:end-shape="id47" draw:end-glue-point="1" svg:d="M40278 10660h-2064v-319h-2064" svg:viewBox="0 0 4129 320">
          <text:p/>
        </draw:connector>
        <draw:line draw:style-name="gr21" draw:text-style-name="P1" draw:layer="layout" svg:x1="63.031cm" svg:y1="58.784cm" svg:x2="65.453cm" svg:y2="58.784cm">
          <text:p/>
        </draw:line>
        <draw:line draw:style-name="gr21" draw:text-style-name="P1" draw:layer="layout" svg:x1="72.438cm" svg:y1="64.182cm" svg:x2="74.86cm" svg:y2="64.182cm">
          <text:p/>
        </draw:line>
        <draw:custom-shape draw:style-name="gr24" draw:text-style-name="P8" draw:layer="layout" svg:width="14.288cm" svg:height="5.397cm" svg:x="65.87cm" svg:y="47.255cm">
          <text:p text:style-name="P6"><text:span text:style-name="T2">کلیدها</text:span></text:p>
          <text:p text:style-name="P6"><text:span text:style-name="T5">رنگ </text:span><text:span text:style-name="T6">سبز</text:span><text:span text:style-name="T5"> به معنای کلید خارجی</text:span></text:p>
          <text:p text:style-name="P6"><text:span text:style-name="T5">رنگ </text:span><text:span text:style-name="T7">قرمز</text:span><text:span text:style-name="T5"> به معنای کلید اصلی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6" draw:id="id106" draw:layer="layout" svg:width="4.444cm" svg:height="1.588cm" svg:x="100.308cm" svg:y="20.308cm">
          <text:p text:style-name="P3">Customer</text:p>
          <draw:enhanced-geometry svg:viewBox="0 0 21600 21600" draw:type="rectangle" draw:enhanced-path="M 0 0 L 21600 0 21600 21600 0 21600 0 0 Z N"/>
        </draw:custom-shape>
        <draw:custom-shape draw:style-name="gr3" draw:text-style-name="P2" xml:id="id108" draw:id="id108" draw:layer="layout" svg:width="4.444cm" svg:height="1.588cm" svg:x="108.383cm" svg:y="11.324cm">
          <text:p text:style-name="P3">Cart List</text:p>
          <draw:enhanced-geometry svg:viewBox="0 0 21600 21600" draw:type="rectangle" draw:enhanced-path="M 0 0 L 21600 0 21600 21600 0 21600 0 0 Z N"/>
        </draw:custom-shape>
        <draw:custom-shape draw:style-name="gr3" draw:text-style-name="P2" xml:id="id110" draw:id="id110" draw:layer="layout" svg:width="4.444cm" svg:height="1.588cm" svg:x="81.276cm" svg:y="20.307cm">
          <text:p text:style-name="P3">Orders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4.752cm" svg:y1="21.102cm" svg:x2="108.684cm" svg:y2="20.88cm" draw:start-shape="id106" draw:end-shape="id107" draw:end-glue-point="5" svg:d="M104752 21102h1966v-222h1966" svg:viewBox="0 0 3933 223">
          <text:p/>
        </draw:connector>
        <draw:connector draw:style-name="gr6" draw:text-style-name="P4" draw:layer="layout" svg:x1="112.018cm" svg:y1="18.657cm" svg:x2="110.605cm" svg:y2="12.912cm" draw:start-shape="id107" draw:start-glue-point="4" draw:end-shape="id108" draw:end-glue-point="2" svg:d="M112018 18657v-2873h-1413v-2872" svg:viewBox="0 0 1414 5746">
          <text:p/>
        </draw:connector>
        <draw:custom-shape draw:style-name="gr25" draw:text-style-name="P11" draw:layer="layout" svg:width="0.97cm" svg:height="0.953cm" svg:x="108.245cm" svg:y="19.7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96.51cm" svg:y1="21.208cm" svg:x2="100.308cm" svg:y2="21.102cm" draw:start-shape="id109" draw:start-glue-point="7" draw:end-shape="id106" svg:d="M96510 21208h1900v-106h1898" svg:viewBox="0 0 3799 107">
          <text:p/>
        </draw:connector>
        <draw:connector draw:style-name="gr6" draw:text-style-name="P4" draw:layer="layout" svg:x1="89.842cm" svg:y1="21.208cm" svg:x2="85.72cm" svg:y2="21.101cm" draw:start-shape="id109" draw:start-glue-point="5" draw:end-shape="id110" svg:d="M89842 21208h-2061v-107h-2061" svg:viewBox="0 0 4123 108">
          <text:p/>
        </draw:connector>
        <draw:custom-shape draw:style-name="gr26" draw:text-style-name="P11" draw:layer="layout" svg:width="0.953cm" svg:height="0.953cm" svg:x="96.514cm" svg:y="20.10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89cm" svg:y="19.927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12" draw:id="id112" draw:layer="layout" svg:width="4.444cm" svg:height="1.588cm" svg:x="100.337cm" svg:y="12.307cm">
          <text:p text:style-name="P3">Ticke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2.653cm" svg:y1="18.657cm" svg:x2="102.53cm" svg:y2="20.308cm" draw:start-shape="id111" draw:start-glue-point="6" draw:end-shape="id106" draw:end-glue-point="0" svg:d="M102653 18657v826h-123v825" svg:viewBox="0 0 124 1652">
          <text:p/>
        </draw:connector>
        <draw:connector draw:style-name="gr6" draw:text-style-name="P4" draw:layer="layout" svg:x1="102.559cm" svg:y1="13.895cm" svg:x2="102.653cm" svg:y2="15.482cm" draw:start-shape="id112" draw:start-glue-point="2" draw:end-shape="id111" draw:end-glue-point="4" svg:d="M102559 13895v793h94v794" svg:viewBox="0 0 95 1588">
          <text:p/>
        </draw:connector>
        <draw:custom-shape draw:style-name="gr25" draw:text-style-name="P11" draw:layer="layout" svg:width="0.97cm" svg:height="0.953cm" svg:x="102.747cm" svg:y="18.58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102.747cm" svg:y="14.59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2" xml:id="id113" draw:id="id113" draw:layer="layout" svg:width="4.082cm" svg:height="2.722cm" svg:x="94.477cm" svg:y="26.513cm">
          <text:p text:style-name="P4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102.53cm" svg:y1="21.896cm" svg:x2="96.518cm" svg:y2="26.513cm" draw:start-shape="id106" draw:start-glue-point="2" draw:end-shape="id113" svg:d="M102530 21896v2309h-6012v2308" svg:viewBox="0 0 6013 4618">
          <text:p/>
        </draw:connector>
        <draw:connector draw:style-name="gr6" draw:text-style-name="P4" draw:layer="layout" svg:x1="96.518cm" svg:y1="29.235cm" svg:x2="96.547cm" svg:y2="36.172cm" draw:start-shape="id113" draw:start-glue-point="6" draw:end-shape="id114" draw:end-glue-point="0" svg:d="M96518 29235v3469h29v3468" svg:viewBox="0 0 30 6938">
          <text:p/>
        </draw:connector>
        <draw:custom-shape draw:style-name="gr25" draw:text-style-name="P11" draw:layer="layout" svg:width="0.97cm" svg:height="0.953cm" svg:x="95.295cm" svg:y="25.352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95.494cm" svg:y="29.46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8" draw:text-style-name="P12" xml:id="id115" draw:id="id115" draw:layer="layout" svg:width="4.763cm" svg:height="3.175cm" svg:x="109.967cm" svg:y="27.8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2" draw:layer="layout" svg:width="4.082cm" svg:height="2.722cm" svg:x="110.337cm" svg:y="28.053cm">
          <text:p text:style-name="P4">Wr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1" draw:layer="layout" svg:width="0.97cm" svg:height="0.953cm" svg:x="112.707cm" svg:y="26.97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112.507cm" svg:y="30.985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4" draw:layer="layout" svg:x1="102.53cm" svg:y1="21.896cm" svg:x2="112.349cm" svg:y2="27.827cm" draw:start-shape="id106" draw:start-glue-point="2" draw:end-shape="id115" draw:end-glue-point="4" svg:d="M102530 21896v2965h9819v2966" svg:viewBox="0 0 9820 5932">
          <text:p/>
        </draw:connector>
        <draw:connector draw:style-name="gr6" draw:text-style-name="P4" draw:layer="layout" svg:x1="112.348cm" svg:y1="31.002cm" svg:x2="113.142cm" svg:y2="38.39cm" draw:start-shape="id115" draw:end-shape="id116" draw:end-glue-point="0" svg:d="M112348 31002v3694h794v3694" svg:viewBox="0 0 795 7389">
          <text:p/>
        </draw:connector>
        <draw:custom-shape draw:style-name="gr3" draw:text-style-name="P2" xml:id="id123" draw:id="id123" draw:layer="layout" svg:width="4.444cm" svg:height="1.588cm" svg:x="81.241cm" svg:y="30.349cm">
          <text:p text:style-name="P3">Order Items</text:p>
          <draw:enhanced-geometry svg:viewBox="0 0 21600 21600" draw:type="rectangle" draw:enhanced-path="M 0 0 L 21600 0 21600 21600 0 21600 0 0 Z N"/>
        </draw:custom-shape>
        <draw:custom-shape draw:style-name="gr29" draw:text-style-name="P2" xml:id="id114" draw:id="id114" draw:layer="layout" svg:width="5.08cm" svg:height="2.222cm" svg:x="94.007cm" svg:y="36.1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4cm" svg:height="1.588cm" svg:x="94.325cm" svg:y="36.489cm">
          <text:p text:style-name="P5">Comment</text:p>
          <text:p text:style-name="P5">Wait to Confirm</text:p>
          <draw:enhanced-geometry svg:viewBox="0 0 21600 21600" draw:type="rectangle" draw:enhanced-path="M 0 0 L 21600 0 21600 21600 0 21600 0 0 Z N"/>
        </draw:custom-shape>
        <draw:custom-shape draw:style-name="gr29" draw:text-style-name="P2" xml:id="id116" draw:id="id116" draw:layer="layout" svg:width="5.08cm" svg:height="2.222cm" svg:x="110.602cm" svg:y="38.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444cm" svg:height="1.588cm" svg:x="110.92cm" svg:y="38.707cm">
          <text:p text:style-name="P5">Comment</text:p>
          <text:p text:style-name="P5">Verified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.175cm" svg:height="2.222cm" svg:x="81.71cm" svg:y="25.07cm">
          <text:p text:style-name="P4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83.197cm" svg:y1="21.895cm" svg:x2="83.197cm" svg:y2="25.07cm">
          <text:p/>
        </draw:line>
        <draw:line draw:style-name="gr1" draw:text-style-name="P1" draw:layer="layout" svg:x1="83.297cm" svg:y1="21.896cm" svg:x2="83.297cm" svg:y2="25.071cm">
          <text:p/>
        </draw:line>
        <draw:line draw:style-name="gr1" draw:text-style-name="P1" draw:layer="layout" svg:x1="83.197cm" svg:y1="27.292cm" svg:x2="83.197cm" svg:y2="30.467cm">
          <text:p/>
        </draw:line>
        <draw:line draw:style-name="gr1" draw:text-style-name="P1" draw:layer="layout" svg:x1="83.297cm" svg:y1="27.275cm" svg:x2="83.297cm" svg:y2="30.45cm">
          <text:p/>
        </draw:line>
        <draw:custom-shape draw:style-name="gr26" draw:text-style-name="P11" draw:layer="layout" svg:width="0.953cm" svg:height="0.953cm" svg:x="83.614cm" svg:y="27.29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1" draw:layer="layout" svg:width="0.97cm" svg:height="0.953cm" svg:x="83.597cm" svg:y="24.11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19" draw:id="id119" draw:layer="layout" svg:width="4.444cm" svg:height="1.588cm" svg:x="70.273cm" svg:y="30.487cm">
          <text:p text:style-name="P3">Product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.175cm" svg:height="2.222cm" svg:x="76.617cm" svg:y="30.088cm">
          <text:p text:style-name="P4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4.444cm" svg:height="1.588cm" svg:x="100.131cm" svg:y="3.417cm">
          <text:p text:style-name="P3">Ticket</text:p>
          <text:p text:style-name="P3">Messages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4.445cm" svg:height="2.54cm" svg:x="100.205cm" svg:y="7.01cm">
          <text:p text:style-name="P4">Add or </text:p>
          <text:p text:style-name="P4">Write-Rea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11" draw:layer="layout" svg:width="0.97cm" svg:height="0.953cm" svg:x="102.67cm" svg:y="9.5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102.652cm" svg:y="6.074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18" draw:id="id118" draw:layer="layout" svg:width="4.444cm" svg:height="1.588cm" svg:x="70.312cm" svg:y="12.007cm">
          <text:p text:style-name="P3">Admin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4.445cm" svg:height="2.54cm" svg:x="86.877cm" svg:y="11.672cm">
          <text:p text:style-name="P4">Hand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00.43cm" svg:y1="12.942cm" svg:x2="91.222cm" svg:y2="12.942cm">
          <text:p/>
        </draw:line>
        <draw:line draw:style-name="gr1" draw:text-style-name="P1" draw:layer="layout" svg:x1="100.43cm" svg:y1="13.042cm" svg:x2="91.222cm" svg:y2="13.042cm">
          <text:p/>
        </draw:line>
        <draw:line draw:style-name="gr1" draw:text-style-name="P1" draw:layer="layout" svg:x1="86.977cm" svg:y1="13.042cm" svg:x2="74.712cm" svg:y2="12.942cm">
          <text:p/>
        </draw:line>
        <draw:custom-shape draw:style-name="gr26" draw:text-style-name="P11" draw:layer="layout" svg:width="0.953cm" svg:height="0.953cm" svg:x="91.339cm" svg:y="11.87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85.925cm" svg:y="11.872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" draw:text-style-name="P1" draw:layer="layout" svg:x1="86.978cm" svg:y1="12.942cm" svg:x2="74.713cm" svg:y2="12.842cm">
          <text:p/>
        </draw:line>
        <draw:line draw:style-name="gr1" draw:text-style-name="P1" draw:layer="layout" svg:x1="79.592cm" svg:y1="31.157cm" svg:x2="81.18cm" svg:y2="31.157cm">
          <text:p/>
        </draw:line>
        <draw:line draw:style-name="gr1" draw:text-style-name="P1" draw:layer="layout" svg:x1="79.592cm" svg:y1="31.257cm" svg:x2="81.18cm" svg:y2="31.257cm">
          <text:p/>
        </draw:line>
        <draw:line draw:style-name="gr1" draw:text-style-name="P1" draw:layer="layout" svg:x1="76.617cm" svg:y1="31.257cm" svg:x2="74.712cm" svg:y2="31.257cm">
          <text:p/>
        </draw:line>
        <draw:line draw:style-name="gr1" draw:text-style-name="P1" draw:layer="layout" svg:x1="76.618cm" svg:y1="31.157cm" svg:x2="74.713cm" svg:y2="31.157cm">
          <text:p/>
        </draw:line>
        <draw:custom-shape draw:style-name="gr26" draw:text-style-name="P11" draw:layer="layout" svg:width="0.953cm" svg:height="0.953cm" svg:x="75.882cm" svg:y="29.987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79.692cm" svg:y="30.069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2" draw:text-style-name="P12" draw:layer="layout" svg:width="3.175cm" svg:height="2.54cm" svg:x="75.347cm" svg:y="18.54cm">
          <text:p text:style-name="P4">Add or</text:p>
          <text:p text:style-name="P4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72.49cm" svg:y1="13.577cm" svg:x2="76.935cm" svg:y2="18.657cm">
          <text:p/>
        </draw:line>
        <draw:line draw:style-name="gr1" draw:text-style-name="P1" draw:layer="layout" svg:x1="72.391cm" svg:y1="13.677cm" svg:x2="76.836cm" svg:y2="18.757cm">
          <text:p/>
        </draw:line>
        <draw:custom-shape draw:style-name="gr25" draw:text-style-name="P11" draw:layer="layout" svg:width="0.97cm" svg:height="0.953cm" svg:x="77.117cm" svg:y="17.60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0.953cm" svg:height="0.952cm" svg:x="77.252cm" svg:y="20.88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" draw:text-style-name="P1" draw:layer="layout" svg:x1="72.807cm" svg:y1="30.405cm" svg:x2="76.935cm" svg:y2="20.88cm">
          <text:p/>
        </draw:line>
        <draw:line draw:style-name="gr1" draw:text-style-name="P1" draw:layer="layout" svg:x1="72.907cm" svg:y1="30.406cm" svg:x2="77.035cm" svg:y2="20.881cm">
          <text:p/>
        </draw:line>
        <draw:custom-shape draw:style-name="gr32" draw:text-style-name="P12" xml:id="id117" draw:id="id117" draw:layer="layout" svg:width="3.175cm" svg:height="2.538cm" svg:x="67.727cm" svg:y="18.659cm">
          <text:p text:style-name="P4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9.314cm" svg:y1="18.659cm" svg:x2="72.534cm" svg:y2="13.595cm" draw:start-shape="id117" draw:end-shape="id118" draw:end-glue-point="2" svg:d="M69314 18659v-2532h3220v-2532" svg:viewBox="0 0 3221 5065">
          <text:p/>
        </draw:connector>
        <draw:connector draw:style-name="gr6" draw:text-style-name="P4" draw:layer="layout" svg:x1="69.314cm" svg:y1="21.197cm" svg:x2="72.495cm" svg:y2="30.487cm" draw:start-shape="id117" draw:end-shape="id119" draw:end-glue-point="0" svg:d="M69314 21197v4646h3181v4644" svg:viewBox="0 0 3182 9291">
          <text:p/>
        </draw:connector>
        <draw:custom-shape draw:style-name="gr33" draw:text-style-name="P11" draw:layer="layout" svg:width="0.953cm" svg:height="0.952cm" svg:x="68.245cm" svg:y="21.197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0.953cm" svg:height="0.952cm" svg:x="68.245cm" svg:y="17.69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21" draw:id="id121" draw:layer="layout" svg:width="4.444cm" svg:height="1.588cm" svg:x="70.585cm" svg:y="3.099cm">
          <text:p text:style-name="P5">Banners URL</text:p>
          <draw:enhanced-geometry svg:viewBox="0 0 21600 21600" draw:type="rectangle" draw:enhanced-path="M 0 0 L 21600 0 21600 21600 0 21600 0 0 Z N"/>
        </draw:custom-shape>
        <draw:custom-shape draw:style-name="gr32" draw:text-style-name="P12" xml:id="id120" draw:id="id120" draw:layer="layout" svg:width="3.175cm" svg:height="2.538cm" svg:x="71.22cm" svg:y="6.91cm">
          <text:p text:style-name="P4">Modif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72.808cm" svg:y1="9.448cm" svg:x2="72.534cm" svg:y2="12.007cm" draw:start-shape="id120" draw:start-glue-point="6" draw:end-shape="id118" draw:end-glue-point="0" svg:d="M72808 9448v1280h-274v1279" svg:viewBox="0 0 275 2560">
          <text:p/>
        </draw:connector>
        <draw:connector draw:style-name="gr6" draw:text-style-name="P4" draw:layer="layout" svg:x1="72.808cm" svg:y1="6.91cm" svg:x2="72.807cm" svg:y2="4.687cm" draw:start-shape="id120" draw:start-glue-point="4" draw:end-shape="id121" svg:d="M72808 6910v-1111h-1v-1112" svg:viewBox="0 0 2 2224">
          <text:p/>
        </draw:connector>
        <draw:custom-shape draw:style-name="gr33" draw:text-style-name="P11" draw:layer="layout" svg:width="0.953cm" svg:height="0.952cm" svg:x="71.745cm" svg:y="9.397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0.953cm" svg:height="0.952cm" svg:x="71.745cm" svg:y="5.897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2" xml:id="id122" draw:id="id122" draw:layer="layout" svg:width="3.81cm" svg:height="3.172cm" svg:x="61.06cm" svg:y="18.66cm">
          <text:p text:style-name="P4">Modify</text:p>
          <text:p text:style-name="P4">or</text:p>
          <text:p text:style-name="P4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62.965cm" svg:y1="18.66cm" svg:x2="70.312cm" svg:y2="12.801cm" draw:start-shape="id122" draw:start-glue-point="4" draw:end-shape="id118" draw:end-glue-point="3" svg:d="M62965 18660v-5859h7347" svg:viewBox="0 0 7348 5860">
          <text:p/>
        </draw:connector>
        <draw:connector draw:style-name="gr6" draw:text-style-name="P4" draw:layer="layout" draw:line-skew="2.094cm" svg:x1="62.965cm" svg:y1="21.832cm" svg:x2="83.463cm" svg:y2="31.937cm" draw:start-shape="id122" draw:start-glue-point="6" draw:end-shape="id123" draw:end-glue-point="2" svg:d="M62965 21832v12700h20498v-2595" svg:viewBox="0 0 20499 12701">
          <text:p/>
        </draw:connector>
        <draw:custom-shape draw:style-name="gr33" draw:text-style-name="P11" draw:layer="layout" svg:width="0.953cm" svg:height="0.952cm" svg:x="61.694cm" svg:y="21.83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0.953cm" svg:height="0.952cm" svg:x="61.695cm" svg:y="17.70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4" draw:text-style-name="P12" xml:id="id124" draw:id="id124" draw:layer="layout" svg:width="3.81cm" svg:height="3.172cm" svg:x="79.792cm" svg:y="14.53cm">
          <text:p text:style-name="P4">Modify</text:p>
          <text:p text:style-name="P4">or</text:p>
          <text:p text:style-name="P4">Del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svg:x1="74.756cm" svg:y1="12.801cm" svg:x2="79.792cm" svg:y2="16.116cm" draw:start-shape="id118" draw:end-shape="id124" svg:d="M74756 12801h2518v3315h2518" svg:viewBox="0 0 5037 3316">
          <text:p/>
        </draw:connector>
        <draw:connector draw:style-name="gr6" draw:text-style-name="P4" draw:layer="layout" svg:x1="81.697cm" svg:y1="17.702cm" svg:x2="83.498cm" svg:y2="20.307cm" draw:start-shape="id124" draw:start-glue-point="6" draw:end-shape="id110" draw:end-glue-point="0" svg:d="M81697 17702v1303h1801v1302" svg:viewBox="0 0 1802 2606">
          <text:p/>
        </draw:connector>
        <draw:custom-shape draw:style-name="gr33" draw:text-style-name="P11" draw:layer="layout" svg:width="0.953cm" svg:height="0.952cm" svg:x="78.84cm" svg:y="15.06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0.953cm" svg:height="0.952cm" svg:x="81.832cm" svg:y="17.82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5" draw:text-style-name="P12" xml:id="id109" draw:id="id109" draw:layer="layout" svg:width="6.668cm" svg:height="4.445cm" svg:x="89.842cm" svg:y="18.9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4" draw:layer="layout" svg:width="5.715cm" svg:height="3.81cm" svg:x="90.36cm" svg:y="19.302cm">
          <text:p text:style-name="P13">Buy / Request</text:p>
          <text:p text:style-name="P13">Or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2" xml:id="id107" draw:id="id107" draw:layer="layout" svg:width="6.668cm" svg:height="4.445cm" svg:x="108.684cm" svg:y="18.6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4" draw:layer="layout" svg:width="5.715cm" svg:height="3.81cm" svg:x="109.202cm" svg:y="18.974cm">
          <text:p text:style-name="P13">Select/Add</text:p>
          <text:p text:style-name="P13">Prod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12" xml:id="id111" draw:id="id111" draw:layer="layout" svg:width="4.445cm" svg:height="3.175cm" svg:x="100.43cm" svg:y="15.48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9" draw:text-style-name="P14" draw:layer="layout" svg:width="3.81cm" svg:height="2.722cm" svg:x="100.775cm" svg:y="15.708cm">
          <text:p text:style-name="P13">Write/Cre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12" draw:layer="layout" svg:width="3.81cm" svg:height="3.172cm" svg:x="55.345cm" svg:y="18.661cm">
          <text:p text:style-name="P4">Reject or</text:p>
          <text:p text:style-name="P4">Accep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7.25cm" svg:y1="18.657cm" svg:x2="57.25cm" svg:y2="12.307cm">
          <text:p/>
        </draw:line>
        <draw:line draw:style-name="gr1" draw:text-style-name="P1" draw:layer="layout" svg:x1="57.25cm" svg:y1="21.832cm" svg:x2="57.25cm" svg:y2="37.39cm">
          <text:p/>
        </draw:line>
        <draw:line draw:style-name="gr1" draw:text-style-name="P1" draw:layer="layout" svg:x1="57.35cm" svg:y1="21.832cm" svg:x2="57.35cm" svg:y2="37.39cm">
          <text:p/>
        </draw:line>
        <draw:line draw:style-name="gr1" draw:text-style-name="P1" draw:layer="layout" svg:x1="57.25cm" svg:y1="37.39cm" svg:x2="94.08cm" svg:y2="37.39cm">
          <text:p/>
        </draw:line>
        <draw:line draw:style-name="gr1" draw:text-style-name="P1" draw:layer="layout" svg:x1="57.25cm" svg:y1="37.29cm" svg:x2="94.08cm" svg:y2="37.29cm">
          <text:p/>
        </draw:line>
        <draw:line draw:style-name="gr1" draw:text-style-name="P1" draw:layer="layout" svg:x1="57.35cm" svg:y1="18.657cm" svg:x2="57.35cm" svg:y2="12.307cm">
          <text:p/>
        </draw:line>
        <draw:line draw:style-name="gr1" draw:text-style-name="P1" draw:layer="layout" svg:x1="57.25cm" svg:y1="12.307cm" svg:x2="70.267cm" svg:y2="12.307cm">
          <text:p/>
        </draw:line>
        <draw:line draw:style-name="gr1" draw:text-style-name="P1" draw:layer="layout" svg:x1="57.251cm" svg:y1="12.407cm" svg:x2="70.268cm" svg:y2="12.407cm">
          <text:p/>
        </draw:line>
        <draw:line draw:style-name="gr1" draw:text-style-name="P1" draw:layer="layout" svg:x1="70.585cm" svg:y1="11.99cm" svg:x2="53.122cm" svg:y2="11.99cm">
          <text:p/>
        </draw:line>
        <draw:line draw:style-name="gr1" draw:text-style-name="P1" draw:layer="layout" svg:x1="53.122cm" svg:y1="11.99cm" svg:x2="53.122cm" svg:y2="39.295cm">
          <text:p/>
        </draw:line>
        <draw:custom-shape draw:style-name="gr34" draw:text-style-name="P12" draw:layer="layout" svg:width="3.81cm" svg:height="3.172cm" svg:x="73.125cm" svg:y="37.707cm">
          <text:p text:style-name="P4">Add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3.122cm" svg:y1="39.295cm" svg:x2="73.125cm" svg:y2="39.295cm">
          <text:p/>
        </draw:line>
        <draw:line draw:style-name="gr1" draw:text-style-name="P1" draw:layer="layout" svg:x1="76.935cm" svg:y1="39.295cm" svg:x2="110.59cm" svg:y2="39.295cm">
          <text:p/>
        </draw:line>
        <draw:custom-shape draw:style-name="gr33" draw:text-style-name="P11" draw:layer="layout" svg:width="0.953cm" svg:height="0.952cm" svg:x="56.095cm" svg:y="17.705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3" draw:text-style-name="P11" draw:layer="layout" svg:width="0.953cm" svg:height="0.952cm" svg:x="55.994cm" svg:y="21.832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72.282cm" svg:y="39.487cm">
          <text:p text:style-name="P10"><text:span text:style-name="T8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1" draw:layer="layout" svg:width="0.953cm" svg:height="0.953cm" svg:x="77.267cm" svg:y="39.582cm">
          <text:p text:style-name="P10"><text:span text:style-name="T8">N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1" draw:text-style-name="P1" draw:layer="layout" svg:x1="49.635cm" svg:y1="77.022cm" svg:x2="52.057cm" svg:y2="77.022cm">
          <text:p/>
        </draw:line>
        <draw:custom-shape draw:style-name="gr40" draw:text-style-name="P8" draw:layer="layout" svg:width="10.478cm" svg:height="1.8cm" svg:x="82.472cm" svg:y="1.422cm">
          <text:p text:style-name="P6"><text:span text:style-name="T2">Relationship Diagram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0.97cm" svg:height="0.953cm" svg:x="110.845cm" svg:y="17.59cm">
          <text:p text:style-name="P10"><text:span text:style-name="T8">1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3T00:40:56.059092755</meta:creation-date>
    <dc:date>2021-04-04T09:42:21.948741261</dc:date>
    <meta:editing-duration>PT10H11M8S</meta:editing-duration>
    <meta:editing-cycles>332</meta:editing-cycles>
    <meta:generator>LibreOffice/7.0.3.1$Linux_X86_64 LibreOffice_project/00$Build-1</meta:generator>
    <meta:document-statistic meta:object-count="346"/>
  </office:meta>
</office:document-meta>
</file>